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201000000A70000002FA3E87551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5cm"/>
    </style:style>
    <style:style style:name="gr4" style:family="graphic" style:parent-style-name="objectwithoutfill">
      <style:graphic-properties draw:stroke="dash" draw:stroke-dash="Fine_20_Dashed" svg:stroke-color="#ff3333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9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94cm"/>
    </style:style>
    <style:style style:name="gr9" style:family="graphic" style:parent-style-name="objectwithoutfill">
      <style:graphic-properties draw:stroke="solid" draw:stroke-dash="Fine_20_Dashed" svg:stroke-color="#000000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609cm" fo:min-width="11.20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gr12" style:family="graphic" style:parent-style-name="objectwithoutfill">
      <style:graphic-properties draw:stroke="dash" draw:stroke-dash="Line_20_Style_20_9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4cm"/>
    </style:style>
    <style:style style:name="gr14" style:family="graphic" style:parent-style-name="Oggetto_20_senza_20_riempimento_20_e_20_li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color="#ff3333" fo:font-size="6pt" style:font-size-asian="6pt" style:font-size-complex="6pt"/>
    </style:style>
    <style:style style:name="P5" style:family="paragraph">
      <style:text-properties fo:color="#ff3333" fo:font-size="4pt" style:font-size-asian="4pt" style:font-size-complex="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g>
          <draw:line draw:style-name="gr1" draw:text-style-name="P1" draw:layer="layout" svg:x1="-3.326cm" svg:y1="16.257cm" svg:x2="-1.001cm" svg:y2="14.915cm">
            <text:p/>
          </draw:line>
          <draw:line draw:style-name="gr1" draw:text-style-name="P1" draw:layer="layout" svg:x1="-3.289cm" svg:y1="16.257cm" svg:x2="-5.614cm" svg:y2="14.915cm">
            <text:p/>
          </draw:line>
          <draw:line draw:style-name="gr1" draw:text-style-name="P1" draw:layer="layout" svg:x1="-3.309cm" svg:y1="18.936cm" svg:x2="-3.309cm" svg:y2="16.252cm">
            <text:p/>
          </draw:line>
          <draw:line draw:style-name="gr1" draw:text-style-name="P1" draw:layer="layout" svg:x1="-5.617cm" svg:y1="17.609cm" svg:x2="-5.617cm" svg:y2="14.925cm">
            <text:p/>
          </draw:line>
          <draw:line draw:style-name="gr1" draw:text-style-name="P1" draw:layer="layout" svg:x1="-1.012cm" svg:y1="17.609cm" svg:x2="-1.012cm" svg:y2="14.925cm">
            <text:p/>
          </draw:line>
          <draw:line draw:style-name="gr1" draw:text-style-name="P1" draw:layer="layout" svg:x1="-3.326cm" svg:y1="18.946cm" svg:x2="-1.001cm" svg:y2="17.604cm">
            <text:p/>
          </draw:line>
          <draw:line draw:style-name="gr1" draw:text-style-name="P1" draw:layer="layout" svg:x1="-3.288cm" svg:y1="18.946cm" svg:x2="-5.613cm" svg:y2="17.604cm">
            <text:p/>
          </draw:line>
          <draw:line draw:style-name="gr1" draw:text-style-name="P1" draw:layer="layout" svg:x1="-3.337cm" svg:y1="13.576cm" svg:x2="-1.012cm" svg:y2="14.918cm">
            <text:p/>
          </draw:line>
          <draw:line draw:style-name="gr1" draw:text-style-name="P1" draw:layer="layout" svg:x1="-3.3cm" svg:y1="13.576cm" svg:x2="-5.625cm" svg:y2="14.918cm">
            <text:p/>
          </draw:line>
        </draw:g>
        <draw:g>
          <draw:custom-shape draw:style-name="gr2" draw:text-style-name="P1" draw:layer="layout" svg:width="3.991cm" svg:height="2.34cm" draw:transform="rotate (0.523773308523399) translate (13.877cm 9.949cm)">
            <text:p/>
            <draw:enhanced-geometry svg:viewBox="0 0 21600 21600" draw:glue-points="?f6 0 10800 ?f8 ?f11 10800 ?f9 21600 10800 ?f10 ?f5 10800" draw:text-areas="?f3 ?f3 ?f4 ?f4" draw:type="parallelogram" draw:modifiers="7272.1442885771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cm" svg:height="2.302cm" draw:transform="rotate (-0.523598775599386) translate (13.867cm 5.945cm)">
            <text:p/>
            <draw:enhanced-geometry svg:viewBox="0 0 21600 21600" draw:mirror-horizontal="false" draw:glue-points="?f6 0 10800 ?f8 ?f11 10800 ?f9 21600 10800 ?f10 ?f5 10800" draw:text-areas="?f3 ?f3 ?f4 ?f4" draw:type="parallelogram" draw:modifiers="7250.844892812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4cm" svg:height="2.315cm" draw:transform="rotate (0.523773308523399) translate (11.567cm 9.953cm)">
            <text:p/>
            <draw:enhanced-geometry svg:viewBox="0 0 21600 21600" draw:mirror-horizontal="true" draw:glue-points="?f6 0 10800 ?f8 ?f11 10800 ?f9 21600 10800 ?f10 ?f5 10800" draw:text-areas="?f3 ?f3 ?f4 ?f4" draw:type="parallelogram" draw:modifiers="7225.1058530510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1.45cm" svg:height="0.725cm" svg:x="14.337cm" svg:y="7.593cm">
            <draw:text-box>
              <text:p><text:span text:style-name="T1">2,2,2</text:span></text:p>
            </draw:text-box>
          </draw:frame>
          <draw:frame draw:style-name="gr3" draw:text-style-name="P2" draw:layer="layout" svg:width="1.45cm" svg:height="0.725cm" svg:x="15.442cm" svg:y="9.618cm">
            <draw:text-box>
              <text:p><text:span text:style-name="T1">2,2,2</text:span></text:p>
            </draw:text-box>
          </draw:frame>
          <draw:frame draw:style-name="gr3" draw:text-style-name="P2" draw:layer="layout" svg:width="1.45cm" svg:height="0.725cm" svg:x="13.142cm" svg:y="9.619cm">
            <draw:text-box>
              <text:p><text:span text:style-name="T1">2,2,2</text:span></text:p>
            </draw:text-box>
          </draw:frame>
        </draw:g>
        <draw:g>
          <draw:custom-shape draw:style-name="gr2" draw:text-style-name="P1" draw:layer="layout" svg:width="3.991cm" svg:height="2.34cm" draw:transform="rotate (0.523773308523399) translate (16.198cm 11.291cm)">
            <text:p/>
            <draw:enhanced-geometry svg:viewBox="0 0 21600 21600" draw:glue-points="?f6 0 10800 ?f8 ?f11 10800 ?f9 21600 10800 ?f10 ?f5 10800" draw:text-areas="?f3 ?f3 ?f4 ?f4" draw:type="parallelogram" draw:modifiers="7272.1442885771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cm" svg:height="2.302cm" draw:transform="rotate (-0.523598775599386) translate (16.188cm 7.287cm)">
            <text:p/>
            <draw:enhanced-geometry svg:viewBox="0 0 21600 21600" draw:mirror-horizontal="false" draw:glue-points="?f6 0 10800 ?f8 ?f11 10800 ?f9 21600 10800 ?f10 ?f5 10800" draw:text-areas="?f3 ?f3 ?f4 ?f4" draw:type="parallelogram" draw:modifiers="7250.844892812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4cm" svg:height="2.315cm" draw:transform="rotate (0.523773308523399) translate (13.888cm 11.295cm)">
            <text:p/>
            <draw:enhanced-geometry svg:viewBox="0 0 21600 21600" draw:mirror-horizontal="true" draw:glue-points="?f6 0 10800 ?f8 ?f11 10800 ?f9 21600 10800 ?f10 ?f5 10800" draw:text-areas="?f3 ?f3 ?f4 ?f4" draw:type="parallelogram" draw:modifiers="7225.1058530510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1.45cm" svg:height="0.725cm" svg:x="16.658cm" svg:y="8.935cm">
            <draw:text-box>
              <text:p><text:span text:style-name="T1">2,2,1</text:span></text:p>
            </draw:text-box>
          </draw:frame>
          <draw:frame draw:style-name="gr3" draw:text-style-name="P2" draw:layer="layout" svg:width="1.45cm" svg:height="0.725cm" svg:x="17.763cm" svg:y="10.96cm">
            <draw:text-box>
              <text:p><text:span text:style-name="T1">2,2,1</text:span></text:p>
            </draw:text-box>
          </draw:frame>
          <draw:frame draw:style-name="gr3" draw:text-style-name="P2" draw:layer="layout" svg:width="1.45cm" svg:height="0.725cm" svg:x="15.463cm" svg:y="10.961cm">
            <draw:text-box>
              <text:p><text:span text:style-name="T1">2,2,1</text:span></text:p>
            </draw:text-box>
          </draw:frame>
        </draw:g>
        <draw:g>
          <draw:custom-shape draw:style-name="gr2" draw:text-style-name="P1" draw:layer="layout" svg:width="3.991cm" svg:height="2.34cm" draw:transform="rotate (0.523773308523399) translate (18.515cm 12.63cm)">
            <text:p/>
            <draw:enhanced-geometry svg:viewBox="0 0 21600 21600" draw:glue-points="?f6 0 10800 ?f8 ?f11 10800 ?f9 21600 10800 ?f10 ?f5 10800" draw:text-areas="?f3 ?f3 ?f4 ?f4" draw:type="parallelogram" draw:modifiers="7272.1442885771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cm" svg:height="2.302cm" draw:transform="rotate (-0.523598775599386) translate (18.505cm 8.626cm)">
            <text:p/>
            <draw:enhanced-geometry svg:viewBox="0 0 21600 21600" draw:mirror-horizontal="false" draw:glue-points="?f6 0 10800 ?f8 ?f11 10800 ?f9 21600 10800 ?f10 ?f5 10800" draw:text-areas="?f3 ?f3 ?f4 ?f4" draw:type="parallelogram" draw:modifiers="7250.844892812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4cm" svg:height="2.315cm" draw:transform="rotate (0.523773308523399) translate (16.205cm 12.634cm)">
            <text:p/>
            <draw:enhanced-geometry svg:viewBox="0 0 21600 21600" draw:mirror-horizontal="true" draw:glue-points="?f6 0 10800 ?f8 ?f11 10800 ?f9 21600 10800 ?f10 ?f5 10800" draw:text-areas="?f3 ?f3 ?f4 ?f4" draw:type="parallelogram" draw:modifiers="7225.1058530510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1.45cm" svg:height="0.725cm" svg:x="20.089cm" svg:y="12.282cm">
            <draw:text-box>
              <text:p><text:span text:style-name="T1">2,2,0</text:span></text:p>
            </draw:text-box>
          </draw:frame>
          <draw:frame draw:style-name="gr3" draw:text-style-name="P2" draw:layer="layout" svg:width="1.45cm" svg:height="0.725cm" svg:x="17.826cm" svg:y="12.179cm">
            <draw:text-box>
              <text:p><text:span text:style-name="T1">2,2,0</text:span></text:p>
            </draw:text-box>
          </draw:frame>
          <draw:frame draw:style-name="gr3" draw:text-style-name="P2" draw:layer="layout" svg:width="1.45cm" svg:height="0.725cm" svg:x="18.975cm" svg:y="10.274cm">
            <draw:text-box>
              <text:p><text:span text:style-name="T1">2,2,0</text:span></text:p>
            </draw:text-box>
          </draw:frame>
        </draw:g>
        <draw:g>
          <draw:custom-shape draw:style-name="gr2" draw:text-style-name="P1" draw:layer="layout" svg:width="3.991cm" svg:height="2.34cm" draw:transform="rotate (0.523773308523399) translate (11.567cm 11.272cm)">
            <text:p/>
            <draw:enhanced-geometry svg:viewBox="0 0 21600 21600" draw:glue-points="?f6 0 10800 ?f8 ?f11 10800 ?f9 21600 10800 ?f10 ?f5 10800" draw:text-areas="?f3 ?f3 ?f4 ?f4" draw:type="parallelogram" draw:modifiers="7272.1442885771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cm" svg:height="2.302cm" draw:transform="rotate (-0.523598775599386) translate (11.557cm 7.268cm)">
            <text:p/>
            <draw:enhanced-geometry svg:viewBox="0 0 21600 21600" draw:mirror-horizontal="false" draw:glue-points="?f6 0 10800 ?f8 ?f11 10800 ?f9 21600 10800 ?f10 ?f5 10800" draw:text-areas="?f3 ?f3 ?f4 ?f4" draw:type="parallelogram" draw:modifiers="7250.844892812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4cm" svg:height="2.315cm" draw:transform="rotate (0.523773308523399) translate (9.257cm 11.276cm)">
            <text:p/>
            <draw:enhanced-geometry svg:viewBox="0 0 21600 21600" draw:mirror-horizontal="true" draw:glue-points="?f6 0 10800 ?f8 ?f11 10800 ?f9 21600 10800 ?f10 ?f5 10800" draw:text-areas="?f3 ?f3 ?f4 ?f4" draw:type="parallelogram" draw:modifiers="7225.1058530510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1.45cm" svg:height="0.725cm" svg:x="12.027cm" svg:y="8.916cm">
            <draw:text-box>
              <text:p><text:span text:style-name="T1">1,2,2</text:span></text:p>
            </draw:text-box>
          </draw:frame>
          <draw:frame draw:style-name="gr3" draw:text-style-name="P2" draw:layer="layout" svg:width="1.45cm" svg:height="0.725cm" svg:x="13.132cm" svg:y="10.941cm">
            <draw:text-box>
              <text:p><text:span text:style-name="T1">1,2,2</text:span></text:p>
            </draw:text-box>
          </draw:frame>
          <draw:frame draw:style-name="gr3" draw:text-style-name="P2" draw:layer="layout" svg:width="1.45cm" svg:height="0.725cm" svg:x="10.832cm" svg:y="10.942cm">
            <draw:text-box>
              <text:p><text:span text:style-name="T1">1,2,2</text:span></text:p>
            </draw:text-box>
          </draw:frame>
        </draw:g>
        <draw:g>
          <draw:custom-shape draw:style-name="gr2" draw:text-style-name="P1" draw:layer="layout" svg:width="3.991cm" svg:height="2.34cm" draw:transform="rotate (0.523773308523399) translate (13.888cm 12.614cm)">
            <text:p/>
            <draw:enhanced-geometry svg:viewBox="0 0 21600 21600" draw:glue-points="?f6 0 10800 ?f8 ?f11 10800 ?f9 21600 10800 ?f10 ?f5 10800" draw:text-areas="?f3 ?f3 ?f4 ?f4" draw:type="parallelogram" draw:modifiers="7272.1442885771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cm" svg:height="2.302cm" draw:transform="rotate (-0.523598775599386) translate (13.878cm 8.61cm)">
            <text:p/>
            <draw:enhanced-geometry svg:viewBox="0 0 21600 21600" draw:mirror-horizontal="false" draw:glue-points="?f6 0 10800 ?f8 ?f11 10800 ?f9 21600 10800 ?f10 ?f5 10800" draw:text-areas="?f3 ?f3 ?f4 ?f4" draw:type="parallelogram" draw:modifiers="7250.844892812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4cm" svg:height="2.315cm" draw:transform="rotate (0.523773308523399) translate (11.578cm 12.618cm)">
            <text:p/>
            <draw:enhanced-geometry svg:viewBox="0 0 21600 21600" draw:mirror-horizontal="true" draw:glue-points="?f6 0 10800 ?f8 ?f11 10800 ?f9 21600 10800 ?f10 ?f5 10800" draw:text-areas="?f3 ?f3 ?f4 ?f4" draw:type="parallelogram" draw:modifiers="7225.1058530510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1.45cm" svg:height="0.725cm" svg:x="14.348cm" svg:y="10.258cm">
            <draw:text-box>
              <text:p><text:span text:style-name="T1">1,2,1</text:span></text:p>
            </draw:text-box>
          </draw:frame>
          <draw:frame draw:style-name="gr3" draw:text-style-name="P2" draw:layer="layout" svg:width="1.45cm" svg:height="0.725cm" svg:x="15.453cm" svg:y="12.283cm">
            <draw:text-box>
              <text:p><text:span text:style-name="T1">1,2,1</text:span></text:p>
            </draw:text-box>
          </draw:frame>
          <draw:frame draw:style-name="gr3" draw:text-style-name="P2" draw:layer="layout" svg:width="1.45cm" svg:height="0.725cm" svg:x="13.153cm" svg:y="12.284cm">
            <draw:text-box>
              <text:p><text:span text:style-name="T1">1,2,1</text:span></text:p>
            </draw:text-box>
          </draw:frame>
        </draw:g>
        <draw:g>
          <draw:custom-shape draw:style-name="gr2" draw:text-style-name="P1" draw:layer="layout" svg:width="3.991cm" svg:height="2.34cm" draw:transform="rotate (0.523773308523399) translate (16.205cm 13.953cm)">
            <text:p/>
            <draw:enhanced-geometry svg:viewBox="0 0 21600 21600" draw:glue-points="?f6 0 10800 ?f8 ?f11 10800 ?f9 21600 10800 ?f10 ?f5 10800" draw:text-areas="?f3 ?f3 ?f4 ?f4" draw:type="parallelogram" draw:modifiers="7272.1442885771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cm" svg:height="2.302cm" draw:transform="rotate (-0.523598775599386) translate (16.195cm 9.949cm)">
            <text:p/>
            <draw:enhanced-geometry svg:viewBox="0 0 21600 21600" draw:mirror-horizontal="false" draw:glue-points="?f6 0 10800 ?f8 ?f11 10800 ?f9 21600 10800 ?f10 ?f5 10800" draw:text-areas="?f3 ?f3 ?f4 ?f4" draw:type="parallelogram" draw:modifiers="7250.844892812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4cm" svg:height="2.315cm" draw:transform="rotate (0.523773308523399) translate (13.895cm 13.957cm)">
            <text:p/>
            <draw:enhanced-geometry svg:viewBox="0 0 21600 21600" draw:mirror-horizontal="true" draw:glue-points="?f6 0 10800 ?f8 ?f11 10800 ?f9 21600 10800 ?f10 ?f5 10800" draw:text-areas="?f3 ?f3 ?f4 ?f4" draw:type="parallelogram" draw:modifiers="7225.1058530510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1.45cm" svg:height="0.725cm" svg:x="17.779cm" svg:y="13.605cm">
            <draw:text-box>
              <text:p><text:span text:style-name="T1">1,2,0</text:span></text:p>
            </draw:text-box>
          </draw:frame>
          <draw:frame draw:style-name="gr3" draw:text-style-name="P2" draw:layer="layout" svg:width="1.45cm" svg:height="0.725cm" svg:x="15.516cm" svg:y="13.502cm">
            <draw:text-box>
              <text:p><text:span text:style-name="T1">1,2,0</text:span></text:p>
            </draw:text-box>
          </draw:frame>
          <draw:frame draw:style-name="gr3" draw:text-style-name="P2" draw:layer="layout" svg:width="1.45cm" svg:height="0.725cm" svg:x="16.665cm" svg:y="11.597cm">
            <draw:text-box>
              <text:p><text:span text:style-name="T1">1,2,0</text:span></text:p>
            </draw:text-box>
          </draw:frame>
        </draw:g>
        <draw:g>
          <draw:custom-shape draw:style-name="gr2" draw:text-style-name="P1" draw:layer="layout" svg:width="3.991cm" svg:height="2.34cm" draw:transform="rotate (0.523773308523399) translate (9.248cm 12.592cm)">
            <text:p/>
            <draw:enhanced-geometry svg:viewBox="0 0 21600 21600" draw:glue-points="?f6 0 10800 ?f8 ?f11 10800 ?f9 21600 10800 ?f10 ?f5 10800" draw:text-areas="?f3 ?f3 ?f4 ?f4" draw:type="parallelogram" draw:modifiers="7272.1442885771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cm" svg:height="2.302cm" draw:transform="rotate (-0.523598775599386) translate (9.238cm 8.588cm)">
            <text:p/>
            <draw:enhanced-geometry svg:viewBox="0 0 21600 21600" draw:mirror-horizontal="false" draw:glue-points="?f6 0 10800 ?f8 ?f11 10800 ?f9 21600 10800 ?f10 ?f5 10800" draw:text-areas="?f3 ?f3 ?f4 ?f4" draw:type="parallelogram" draw:modifiers="7250.844892812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4cm" svg:height="2.315cm" draw:transform="rotate (0.523773308523399) translate (6.938cm 12.596cm)">
            <text:p/>
            <draw:enhanced-geometry svg:viewBox="0 0 21600 21600" draw:mirror-horizontal="true" draw:glue-points="?f6 0 10800 ?f8 ?f11 10800 ?f9 21600 10800 ?f10 ?f5 10800" draw:text-areas="?f3 ?f3 ?f4 ?f4" draw:type="parallelogram" draw:modifiers="7225.1058530510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1.45cm" svg:height="0.725cm" svg:x="9.708cm" svg:y="10.236cm">
            <draw:text-box>
              <text:p><text:span text:style-name="T1">0,2,2</text:span></text:p>
            </draw:text-box>
          </draw:frame>
          <draw:frame draw:style-name="gr3" draw:text-style-name="P2" draw:layer="layout" svg:width="1.45cm" svg:height="0.725cm" svg:x="10.813cm" svg:y="12.261cm">
            <draw:text-box>
              <text:p><text:span text:style-name="T1">0,2,2</text:span></text:p>
            </draw:text-box>
          </draw:frame>
          <draw:frame draw:style-name="gr3" draw:text-style-name="P2" draw:layer="layout" svg:width="1.45cm" svg:height="0.725cm" svg:x="8.513cm" svg:y="12.262cm">
            <draw:text-box>
              <text:p><text:span text:style-name="T1">0,2,2</text:span></text:p>
            </draw:text-box>
          </draw:frame>
        </draw:g>
        <draw:g>
          <draw:custom-shape draw:style-name="gr2" draw:text-style-name="P1" draw:layer="layout" svg:width="3.991cm" svg:height="2.34cm" draw:transform="rotate (0.523773308523399) translate (11.569cm 13.934cm)">
            <text:p/>
            <draw:enhanced-geometry svg:viewBox="0 0 21600 21600" draw:glue-points="?f6 0 10800 ?f8 ?f11 10800 ?f9 21600 10800 ?f10 ?f5 10800" draw:text-areas="?f3 ?f3 ?f4 ?f4" draw:type="parallelogram" draw:modifiers="7272.1442885771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cm" svg:height="2.302cm" draw:transform="rotate (-0.523598775599386) translate (11.559cm 9.93cm)">
            <text:p/>
            <draw:enhanced-geometry svg:viewBox="0 0 21600 21600" draw:mirror-horizontal="false" draw:glue-points="?f6 0 10800 ?f8 ?f11 10800 ?f9 21600 10800 ?f10 ?f5 10800" draw:text-areas="?f3 ?f3 ?f4 ?f4" draw:type="parallelogram" draw:modifiers="7250.844892812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4cm" svg:height="2.315cm" draw:transform="rotate (0.523773308523399) translate (9.259cm 13.938cm)">
            <text:p/>
            <draw:enhanced-geometry svg:viewBox="0 0 21600 21600" draw:mirror-horizontal="true" draw:glue-points="?f6 0 10800 ?f8 ?f11 10800 ?f9 21600 10800 ?f10 ?f5 10800" draw:text-areas="?f3 ?f3 ?f4 ?f4" draw:type="parallelogram" draw:modifiers="7225.1058530510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1.45cm" svg:height="0.725cm" svg:x="12.029cm" svg:y="11.578cm">
            <draw:text-box>
              <text:p><text:span text:style-name="T1">0,2,1</text:span></text:p>
            </draw:text-box>
          </draw:frame>
          <draw:frame draw:style-name="gr3" draw:text-style-name="P2" draw:layer="layout" svg:width="1.45cm" svg:height="0.725cm" svg:x="13.134cm" svg:y="13.603cm">
            <draw:text-box>
              <text:p><text:span text:style-name="T1">0,2,1</text:span></text:p>
            </draw:text-box>
          </draw:frame>
          <draw:frame draw:style-name="gr3" draw:text-style-name="P2" draw:layer="layout" svg:width="1.45cm" svg:height="0.725cm" svg:x="10.834cm" svg:y="13.604cm">
            <draw:text-box>
              <text:p><text:span text:style-name="T1">0,2,1</text:span></text:p>
            </draw:text-box>
          </draw:frame>
        </draw:g>
        <draw:g>
          <draw:custom-shape draw:style-name="gr2" draw:text-style-name="P1" draw:layer="layout" svg:width="3.991cm" svg:height="2.34cm" draw:transform="rotate (0.523773308523399) translate (13.886cm 15.273cm)">
            <text:p/>
            <draw:enhanced-geometry svg:viewBox="0 0 21600 21600" draw:glue-points="?f6 0 10800 ?f8 ?f11 10800 ?f9 21600 10800 ?f10 ?f5 10800" draw:text-areas="?f3 ?f3 ?f4 ?f4" draw:type="parallelogram" draw:modifiers="7272.1442885771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cm" svg:height="2.302cm" draw:transform="rotate (-0.523598775599386) translate (13.876cm 11.269cm)">
            <text:p/>
            <draw:enhanced-geometry svg:viewBox="0 0 21600 21600" draw:mirror-horizontal="false" draw:glue-points="?f6 0 10800 ?f8 ?f11 10800 ?f9 21600 10800 ?f10 ?f5 10800" draw:text-areas="?f3 ?f3 ?f4 ?f4" draw:type="parallelogram" draw:modifiers="7250.844892812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4cm" svg:height="2.315cm" draw:transform="rotate (0.523773308523399) translate (11.576cm 15.277cm)">
            <text:p/>
            <draw:enhanced-geometry svg:viewBox="0 0 21600 21600" draw:mirror-horizontal="true" draw:glue-points="?f6 0 10800 ?f8 ?f11 10800 ?f9 21600 10800 ?f10 ?f5 10800" draw:text-areas="?f3 ?f3 ?f4 ?f4" draw:type="parallelogram" draw:modifiers="7225.1058530510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1.45cm" svg:height="0.725cm" svg:x="15.46cm" svg:y="14.925cm">
            <draw:text-box>
              <text:p><text:span text:style-name="T1">0,2,0</text:span></text:p>
            </draw:text-box>
          </draw:frame>
          <draw:frame draw:style-name="gr3" draw:text-style-name="P2" draw:layer="layout" svg:width="1.45cm" svg:height="0.725cm" svg:x="13.197cm" svg:y="14.822cm">
            <draw:text-box>
              <text:p><text:span text:style-name="T1">0,2,0</text:span></text:p>
            </draw:text-box>
          </draw:frame>
          <draw:frame draw:style-name="gr3" draw:text-style-name="P2" draw:layer="layout" svg:width="1.45cm" svg:height="0.725cm" svg:x="14.346cm" svg:y="12.917cm">
            <draw:text-box>
              <text:p><text:span text:style-name="T1">0,2,0</text:span></text:p>
            </draw:text-box>
          </draw:frame>
        </draw:g>
        <draw:g>
          <draw:custom-shape draw:style-name="gr2" draw:text-style-name="P1" draw:layer="layout" svg:width="3.991cm" svg:height="2.34cm" draw:transform="rotate (0.523773308523399) translate (13.876cm 7.267cm)">
            <text:p/>
            <draw:enhanced-geometry svg:viewBox="0 0 21600 21600" draw:glue-points="?f6 0 10800 ?f8 ?f11 10800 ?f9 21600 10800 ?f10 ?f5 10800" draw:text-areas="?f3 ?f3 ?f4 ?f4" draw:type="parallelogram" draw:modifiers="7272.1442885771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cm" svg:height="2.302cm" draw:transform="rotate (-0.523598775599386) translate (13.866cm 3.263cm)">
            <text:p/>
            <draw:enhanced-geometry svg:viewBox="0 0 21600 21600" draw:mirror-horizontal="false" draw:glue-points="?f6 0 10800 ?f8 ?f11 10800 ?f9 21600 10800 ?f10 ?f5 10800" draw:text-areas="?f3 ?f3 ?f4 ?f4" draw:type="parallelogram" draw:modifiers="7250.844892812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4cm" svg:height="2.315cm" draw:transform="rotate (0.523773308523399) translate (11.566cm 7.271cm)">
            <text:p/>
            <draw:enhanced-geometry svg:viewBox="0 0 21600 21600" draw:mirror-horizontal="true" draw:glue-points="?f6 0 10800 ?f8 ?f11 10800 ?f9 21600 10800 ?f10 ?f5 10800" draw:text-areas="?f3 ?f3 ?f4 ?f4" draw:type="parallelogram" draw:modifiers="7225.1058530510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1.45cm" svg:height="0.725cm" svg:x="14.336cm" svg:y="4.911cm">
            <draw:text-box>
              <text:p><text:span text:style-name="T1">2,1,2</text:span></text:p>
            </draw:text-box>
          </draw:frame>
          <draw:frame draw:style-name="gr3" draw:text-style-name="P2" draw:layer="layout" svg:width="1.45cm" svg:height="0.725cm" svg:x="15.441cm" svg:y="6.936cm">
            <draw:text-box>
              <text:p><text:span text:style-name="T1">2,1,2</text:span></text:p>
            </draw:text-box>
          </draw:frame>
          <draw:frame draw:style-name="gr3" draw:text-style-name="P2" draw:layer="layout" svg:width="1.45cm" svg:height="0.725cm" svg:x="13.141cm" svg:y="6.937cm">
            <draw:text-box>
              <text:p><text:span text:style-name="T1">2,1,2</text:span></text:p>
            </draw:text-box>
          </draw:frame>
        </draw:g>
        <draw:g>
          <draw:custom-shape draw:style-name="gr2" draw:text-style-name="P1" draw:layer="layout" svg:width="3.991cm" svg:height="2.34cm" draw:transform="rotate (0.523773308523399) translate (16.197cm 8.609cm)">
            <text:p/>
            <draw:enhanced-geometry svg:viewBox="0 0 21600 21600" draw:glue-points="?f6 0 10800 ?f8 ?f11 10800 ?f9 21600 10800 ?f10 ?f5 10800" draw:text-areas="?f3 ?f3 ?f4 ?f4" draw:type="parallelogram" draw:modifiers="7272.1442885771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cm" svg:height="2.302cm" draw:transform="rotate (-0.523598775599386) translate (16.187cm 4.605cm)">
            <text:p/>
            <draw:enhanced-geometry svg:viewBox="0 0 21600 21600" draw:mirror-horizontal="false" draw:glue-points="?f6 0 10800 ?f8 ?f11 10800 ?f9 21600 10800 ?f10 ?f5 10800" draw:text-areas="?f3 ?f3 ?f4 ?f4" draw:type="parallelogram" draw:modifiers="7250.844892812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4cm" svg:height="2.315cm" draw:transform="rotate (0.523773308523399) translate (13.887cm 8.613cm)">
            <text:p/>
            <draw:enhanced-geometry svg:viewBox="0 0 21600 21600" draw:mirror-horizontal="true" draw:glue-points="?f6 0 10800 ?f8 ?f11 10800 ?f9 21600 10800 ?f10 ?f5 10800" draw:text-areas="?f3 ?f3 ?f4 ?f4" draw:type="parallelogram" draw:modifiers="7225.1058530510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1.45cm" svg:height="0.725cm" svg:x="16.657cm" svg:y="6.253cm">
            <draw:text-box>
              <text:p><text:span text:style-name="T1">2,1,1</text:span></text:p>
            </draw:text-box>
          </draw:frame>
          <draw:frame draw:style-name="gr3" draw:text-style-name="P2" draw:layer="layout" svg:width="1.45cm" svg:height="0.725cm" svg:x="17.762cm" svg:y="8.278cm">
            <draw:text-box>
              <text:p><text:span text:style-name="T1">2,1,1</text:span></text:p>
            </draw:text-box>
          </draw:frame>
          <draw:frame draw:style-name="gr3" draw:text-style-name="P2" draw:layer="layout" svg:width="1.45cm" svg:height="0.725cm" svg:x="15.462cm" svg:y="8.279cm">
            <draw:text-box>
              <text:p><text:span text:style-name="T1">2,1,1</text:span></text:p>
            </draw:text-box>
          </draw:frame>
        </draw:g>
        <draw:g>
          <draw:custom-shape draw:style-name="gr2" draw:text-style-name="P1" draw:layer="layout" svg:width="3.991cm" svg:height="2.34cm" draw:transform="rotate (0.523773308523399) translate (18.514cm 9.948cm)">
            <text:p/>
            <draw:enhanced-geometry svg:viewBox="0 0 21600 21600" draw:glue-points="?f6 0 10800 ?f8 ?f11 10800 ?f9 21600 10800 ?f10 ?f5 10800" draw:text-areas="?f3 ?f3 ?f4 ?f4" draw:type="parallelogram" draw:modifiers="7272.1442885771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cm" svg:height="2.302cm" draw:transform="rotate (-0.523598775599386) translate (18.504cm 5.944cm)">
            <text:p/>
            <draw:enhanced-geometry svg:viewBox="0 0 21600 21600" draw:mirror-horizontal="false" draw:glue-points="?f6 0 10800 ?f8 ?f11 10800 ?f9 21600 10800 ?f10 ?f5 10800" draw:text-areas="?f3 ?f3 ?f4 ?f4" draw:type="parallelogram" draw:modifiers="7250.844892812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4cm" svg:height="2.315cm" draw:transform="rotate (0.523773308523399) translate (16.204cm 9.952cm)">
            <text:p/>
            <draw:enhanced-geometry svg:viewBox="0 0 21600 21600" draw:mirror-horizontal="true" draw:glue-points="?f6 0 10800 ?f8 ?f11 10800 ?f9 21600 10800 ?f10 ?f5 10800" draw:text-areas="?f3 ?f3 ?f4 ?f4" draw:type="parallelogram" draw:modifiers="7225.1058530510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1.45cm" svg:height="0.725cm" svg:x="20.088cm" svg:y="9.6cm">
            <draw:text-box>
              <text:p><text:span text:style-name="T1">2,1,0</text:span></text:p>
            </draw:text-box>
          </draw:frame>
          <draw:frame draw:style-name="gr3" draw:text-style-name="P2" draw:layer="layout" svg:width="1.45cm" svg:height="0.725cm" svg:x="17.825cm" svg:y="9.497cm">
            <draw:text-box>
              <text:p><text:span text:style-name="T1">2,1,0</text:span></text:p>
            </draw:text-box>
          </draw:frame>
          <draw:frame draw:style-name="gr3" draw:text-style-name="P2" draw:layer="layout" svg:width="1.45cm" svg:height="0.725cm" svg:x="18.974cm" svg:y="7.592cm">
            <draw:text-box>
              <text:p><text:span text:style-name="T1">2,1,0</text:span></text:p>
            </draw:text-box>
          </draw:frame>
        </draw:g>
        <draw:g>
          <draw:custom-shape draw:style-name="gr2" draw:text-style-name="P1" draw:layer="layout" svg:width="3.991cm" svg:height="2.34cm" draw:transform="rotate (0.523773308523399) translate (11.566cm 8.598cm)">
            <text:p/>
            <draw:enhanced-geometry svg:viewBox="0 0 21600 21600" draw:glue-points="?f6 0 10800 ?f8 ?f11 10800 ?f9 21600 10800 ?f10 ?f5 10800" draw:text-areas="?f3 ?f3 ?f4 ?f4" draw:type="parallelogram" draw:modifiers="7272.1442885771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cm" svg:height="2.302cm" draw:transform="rotate (-0.523598775599386) translate (11.556cm 4.594cm)">
            <text:p/>
            <draw:enhanced-geometry svg:viewBox="0 0 21600 21600" draw:mirror-horizontal="false" draw:glue-points="?f6 0 10800 ?f8 ?f11 10800 ?f9 21600 10800 ?f10 ?f5 10800" draw:text-areas="?f3 ?f3 ?f4 ?f4" draw:type="parallelogram" draw:modifiers="7250.844892812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4cm" svg:height="2.315cm" draw:transform="rotate (0.523773308523399) translate (9.256cm 8.602cm)">
            <text:p/>
            <draw:enhanced-geometry svg:viewBox="0 0 21600 21600" draw:mirror-horizontal="true" draw:glue-points="?f6 0 10800 ?f8 ?f11 10800 ?f9 21600 10800 ?f10 ?f5 10800" draw:text-areas="?f3 ?f3 ?f4 ?f4" draw:type="parallelogram" draw:modifiers="7225.1058530510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1.45cm" svg:height="0.725cm" svg:x="12.026cm" svg:y="6.242cm">
            <draw:text-box>
              <text:p><text:span text:style-name="T1">1,1,2</text:span></text:p>
            </draw:text-box>
          </draw:frame>
          <draw:frame draw:style-name="gr3" draw:text-style-name="P2" draw:layer="layout" svg:width="1.45cm" svg:height="0.725cm" svg:x="13.131cm" svg:y="8.267cm">
            <draw:text-box>
              <text:p><text:span text:style-name="T1">1,1,2</text:span></text:p>
            </draw:text-box>
          </draw:frame>
          <draw:frame draw:style-name="gr3" draw:text-style-name="P2" draw:layer="layout" svg:width="1.45cm" svg:height="0.725cm" svg:x="10.831cm" svg:y="8.268cm">
            <draw:text-box>
              <text:p><text:span text:style-name="T1">1,1,2</text:span></text:p>
            </draw:text-box>
          </draw:frame>
        </draw:g>
        <draw:g>
          <draw:custom-shape draw:style-name="gr2" draw:text-style-name="P1" draw:layer="layout" svg:width="3.991cm" svg:height="2.34cm" draw:transform="rotate (0.523773308523399) translate (13.887cm 9.94cm)">
            <text:p/>
            <draw:enhanced-geometry svg:viewBox="0 0 21600 21600" draw:glue-points="?f6 0 10800 ?f8 ?f11 10800 ?f9 21600 10800 ?f10 ?f5 10800" draw:text-areas="?f3 ?f3 ?f4 ?f4" draw:type="parallelogram" draw:modifiers="7272.1442885771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cm" svg:height="2.302cm" draw:transform="rotate (-0.523598775599386) translate (13.877cm 5.936cm)">
            <text:p/>
            <draw:enhanced-geometry svg:viewBox="0 0 21600 21600" draw:mirror-horizontal="false" draw:glue-points="?f6 0 10800 ?f8 ?f11 10800 ?f9 21600 10800 ?f10 ?f5 10800" draw:text-areas="?f3 ?f3 ?f4 ?f4" draw:type="parallelogram" draw:modifiers="7250.844892812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4cm" svg:height="2.315cm" draw:transform="rotate (0.523773308523399) translate (11.577cm 9.944cm)">
            <text:p/>
            <draw:enhanced-geometry svg:viewBox="0 0 21600 21600" draw:mirror-horizontal="true" draw:glue-points="?f6 0 10800 ?f8 ?f11 10800 ?f9 21600 10800 ?f10 ?f5 10800" draw:text-areas="?f3 ?f3 ?f4 ?f4" draw:type="parallelogram" draw:modifiers="7225.1058530510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1.45cm" svg:height="0.725cm" svg:x="14.347cm" svg:y="7.584cm">
            <draw:text-box>
              <text:p><text:span text:style-name="T1">1,1,1</text:span></text:p>
            </draw:text-box>
          </draw:frame>
          <draw:frame draw:style-name="gr3" draw:text-style-name="P2" draw:layer="layout" svg:width="1.45cm" svg:height="0.725cm" svg:x="15.452cm" svg:y="9.609cm">
            <draw:text-box>
              <text:p><text:span text:style-name="T1">1,1,1</text:span></text:p>
            </draw:text-box>
          </draw:frame>
          <draw:frame draw:style-name="gr3" draw:text-style-name="P2" draw:layer="layout" svg:width="1.45cm" svg:height="0.725cm" svg:x="13.152cm" svg:y="9.61cm">
            <draw:text-box>
              <text:p><text:span text:style-name="T1">1,1,1</text:span></text:p>
            </draw:text-box>
          </draw:frame>
        </draw:g>
        <draw:g>
          <draw:custom-shape draw:style-name="gr2" draw:text-style-name="P1" draw:layer="layout" svg:width="3.991cm" svg:height="2.34cm" draw:transform="rotate (0.523773308523399) translate (16.204cm 11.279cm)">
            <text:p/>
            <draw:enhanced-geometry svg:viewBox="0 0 21600 21600" draw:glue-points="?f6 0 10800 ?f8 ?f11 10800 ?f9 21600 10800 ?f10 ?f5 10800" draw:text-areas="?f3 ?f3 ?f4 ?f4" draw:type="parallelogram" draw:modifiers="7272.1442885771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cm" svg:height="2.302cm" draw:transform="rotate (-0.523598775599386) translate (16.194cm 7.275cm)">
            <text:p/>
            <draw:enhanced-geometry svg:viewBox="0 0 21600 21600" draw:mirror-horizontal="false" draw:glue-points="?f6 0 10800 ?f8 ?f11 10800 ?f9 21600 10800 ?f10 ?f5 10800" draw:text-areas="?f3 ?f3 ?f4 ?f4" draw:type="parallelogram" draw:modifiers="7250.844892812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4cm" svg:height="2.315cm" draw:transform="rotate (0.523773308523399) translate (13.894cm 11.283cm)">
            <text:p/>
            <draw:enhanced-geometry svg:viewBox="0 0 21600 21600" draw:mirror-horizontal="true" draw:glue-points="?f6 0 10800 ?f8 ?f11 10800 ?f9 21600 10800 ?f10 ?f5 10800" draw:text-areas="?f3 ?f3 ?f4 ?f4" draw:type="parallelogram" draw:modifiers="7225.1058530510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1.45cm" svg:height="0.725cm" svg:x="17.778cm" svg:y="10.931cm">
            <draw:text-box>
              <text:p><text:span text:style-name="T1">1,1,0</text:span></text:p>
            </draw:text-box>
          </draw:frame>
          <draw:frame draw:style-name="gr3" draw:text-style-name="P2" draw:layer="layout" svg:width="1.45cm" svg:height="0.725cm" svg:x="15.515cm" svg:y="10.828cm">
            <draw:text-box>
              <text:p><text:span text:style-name="T1">1,1,0</text:span></text:p>
            </draw:text-box>
          </draw:frame>
          <draw:frame draw:style-name="gr3" draw:text-style-name="P2" draw:layer="layout" svg:width="1.45cm" svg:height="0.725cm" svg:x="16.664cm" svg:y="8.923cm">
            <draw:text-box>
              <text:p><text:span text:style-name="T1">1,1,0</text:span></text:p>
            </draw:text-box>
          </draw:frame>
        </draw:g>
        <draw:g>
          <draw:custom-shape draw:style-name="gr2" draw:text-style-name="P1" draw:layer="layout" svg:width="3.991cm" svg:height="2.34cm" draw:transform="rotate (0.523773308523399) translate (9.247cm 9.918cm)">
            <text:p/>
            <draw:enhanced-geometry svg:viewBox="0 0 21600 21600" draw:glue-points="?f6 0 10800 ?f8 ?f11 10800 ?f9 21600 10800 ?f10 ?f5 10800" draw:text-areas="?f3 ?f3 ?f4 ?f4" draw:type="parallelogram" draw:modifiers="7272.1442885771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cm" svg:height="2.302cm" draw:transform="rotate (-0.523598775599386) translate (9.237cm 5.914cm)">
            <text:p/>
            <draw:enhanced-geometry svg:viewBox="0 0 21600 21600" draw:mirror-horizontal="false" draw:glue-points="?f6 0 10800 ?f8 ?f11 10800 ?f9 21600 10800 ?f10 ?f5 10800" draw:text-areas="?f3 ?f3 ?f4 ?f4" draw:type="parallelogram" draw:modifiers="7250.844892812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4cm" svg:height="2.315cm" draw:transform="rotate (0.523773308523399) translate (6.937cm 9.922cm)">
            <text:p/>
            <draw:enhanced-geometry svg:viewBox="0 0 21600 21600" draw:mirror-horizontal="true" draw:glue-points="?f6 0 10800 ?f8 ?f11 10800 ?f9 21600 10800 ?f10 ?f5 10800" draw:text-areas="?f3 ?f3 ?f4 ?f4" draw:type="parallelogram" draw:modifiers="7225.1058530510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1.45cm" svg:height="0.725cm" svg:x="9.707cm" svg:y="7.562cm">
            <draw:text-box>
              <text:p><text:span text:style-name="T1">0,1,2</text:span></text:p>
            </draw:text-box>
          </draw:frame>
          <draw:frame draw:style-name="gr3" draw:text-style-name="P2" draw:layer="layout" svg:width="1.45cm" svg:height="0.725cm" svg:x="10.812cm" svg:y="9.587cm">
            <draw:text-box>
              <text:p><text:span text:style-name="T1">0,1,2</text:span></text:p>
            </draw:text-box>
          </draw:frame>
          <draw:frame draw:style-name="gr3" draw:text-style-name="P2" draw:layer="layout" svg:width="1.45cm" svg:height="0.725cm" svg:x="8.512cm" svg:y="9.588cm">
            <draw:text-box>
              <text:p><text:span text:style-name="T1">0,1,2</text:span></text:p>
            </draw:text-box>
          </draw:frame>
        </draw:g>
        <draw:g>
          <draw:custom-shape draw:style-name="gr2" draw:text-style-name="P1" draw:layer="layout" svg:width="3.991cm" svg:height="2.34cm" draw:transform="rotate (0.523773308523399) translate (11.568cm 11.26cm)">
            <text:p/>
            <draw:enhanced-geometry svg:viewBox="0 0 21600 21600" draw:glue-points="?f6 0 10800 ?f8 ?f11 10800 ?f9 21600 10800 ?f10 ?f5 10800" draw:text-areas="?f3 ?f3 ?f4 ?f4" draw:type="parallelogram" draw:modifiers="7272.1442885771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cm" svg:height="2.302cm" draw:transform="rotate (-0.523598775599386) translate (11.558cm 7.256cm)">
            <text:p/>
            <draw:enhanced-geometry svg:viewBox="0 0 21600 21600" draw:mirror-horizontal="false" draw:glue-points="?f6 0 10800 ?f8 ?f11 10800 ?f9 21600 10800 ?f10 ?f5 10800" draw:text-areas="?f3 ?f3 ?f4 ?f4" draw:type="parallelogram" draw:modifiers="7250.844892812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4cm" svg:height="2.315cm" draw:transform="rotate (0.523773308523399) translate (9.258cm 11.264cm)">
            <text:p/>
            <draw:enhanced-geometry svg:viewBox="0 0 21600 21600" draw:mirror-horizontal="true" draw:glue-points="?f6 0 10800 ?f8 ?f11 10800 ?f9 21600 10800 ?f10 ?f5 10800" draw:text-areas="?f3 ?f3 ?f4 ?f4" draw:type="parallelogram" draw:modifiers="7225.1058530510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1.45cm" svg:height="0.725cm" svg:x="12.028cm" svg:y="8.904cm">
            <draw:text-box>
              <text:p><text:span text:style-name="T1">0,1,1</text:span></text:p>
            </draw:text-box>
          </draw:frame>
          <draw:frame draw:style-name="gr3" draw:text-style-name="P2" draw:layer="layout" svg:width="1.45cm" svg:height="0.725cm" svg:x="13.133cm" svg:y="10.929cm">
            <draw:text-box>
              <text:p><text:span text:style-name="T1">0,1,1</text:span></text:p>
            </draw:text-box>
          </draw:frame>
          <draw:frame draw:style-name="gr3" draw:text-style-name="P2" draw:layer="layout" svg:width="1.45cm" svg:height="0.725cm" svg:x="10.833cm" svg:y="10.93cm">
            <draw:text-box>
              <text:p><text:span text:style-name="T1">0,1,1</text:span></text:p>
            </draw:text-box>
          </draw:frame>
        </draw:g>
        <draw:g>
          <draw:custom-shape draw:style-name="gr2" draw:text-style-name="P1" draw:layer="layout" svg:width="3.991cm" svg:height="2.34cm" draw:transform="rotate (0.523773308523399) translate (14.103cm 13.089cm)">
            <text:p/>
            <draw:enhanced-geometry svg:viewBox="0 0 21600 21600" draw:glue-points="?f6 0 10800 ?f8 ?f11 10800 ?f9 21600 10800 ?f10 ?f5 10800" draw:text-areas="?f3 ?f3 ?f4 ?f4" draw:type="parallelogram" draw:modifiers="7272.1442885771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cm" svg:height="2.302cm" draw:transform="rotate (-0.523598775599386) translate (14.093cm 9.085cm)">
            <text:p/>
            <draw:enhanced-geometry svg:viewBox="0 0 21600 21600" draw:mirror-horizontal="false" draw:glue-points="?f6 0 10800 ?f8 ?f11 10800 ?f9 21600 10800 ?f10 ?f5 10800" draw:text-areas="?f3 ?f3 ?f4 ?f4" draw:type="parallelogram" draw:modifiers="7250.844892812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4cm" svg:height="2.315cm" draw:transform="rotate (0.523773308523399) translate (11.793cm 13.093cm)">
            <text:p/>
            <draw:enhanced-geometry svg:viewBox="0 0 21600 21600" draw:mirror-horizontal="true" draw:glue-points="?f6 0 10800 ?f8 ?f11 10800 ?f9 21600 10800 ?f10 ?f5 10800" draw:text-areas="?f3 ?f3 ?f4 ?f4" draw:type="parallelogram" draw:modifiers="7225.1058530510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1.45cm" svg:height="0.725cm" svg:x="15.677cm" svg:y="12.741cm">
            <draw:text-box>
              <text:p><text:span text:style-name="T1">0,1,0</text:span></text:p>
            </draw:text-box>
          </draw:frame>
          <draw:frame draw:style-name="gr3" draw:text-style-name="P2" draw:layer="layout" svg:width="1.45cm" svg:height="0.725cm" svg:x="13.414cm" svg:y="12.638cm">
            <draw:text-box>
              <text:p><text:span text:style-name="T1">0,1,0</text:span></text:p>
            </draw:text-box>
          </draw:frame>
          <draw:frame draw:style-name="gr3" draw:text-style-name="P2" draw:layer="layout" svg:width="1.45cm" svg:height="0.725cm" svg:x="14.563cm" svg:y="10.733cm">
            <draw:text-box>
              <text:p><text:span text:style-name="T1">0,1,0</text:span></text:p>
            </draw:text-box>
          </draw:frame>
        </draw:g>
        <draw:g>
          <draw:custom-shape draw:style-name="gr2" draw:text-style-name="P1" draw:layer="layout" svg:width="3.991cm" svg:height="2.34cm" draw:transform="rotate (0.523773308523399) translate (13.875cm 4.598cm)">
            <text:p/>
            <draw:enhanced-geometry svg:viewBox="0 0 21600 21600" draw:glue-points="?f6 0 10800 ?f8 ?f11 10800 ?f9 21600 10800 ?f10 ?f5 10800" draw:text-areas="?f3 ?f3 ?f4 ?f4" draw:type="parallelogram" draw:modifiers="7272.1442885771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cm" svg:height="2.302cm" draw:transform="rotate (-0.523598775599386) translate (13.865cm 0.594cm)">
            <text:p/>
            <draw:enhanced-geometry svg:viewBox="0 0 21600 21600" draw:mirror-horizontal="false" draw:glue-points="?f6 0 10800 ?f8 ?f11 10800 ?f9 21600 10800 ?f10 ?f5 10800" draw:text-areas="?f3 ?f3 ?f4 ?f4" draw:type="parallelogram" draw:modifiers="7250.844892812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4cm" svg:height="2.315cm" draw:transform="rotate (0.523773308523399) translate (11.565cm 4.602cm)">
            <text:p/>
            <draw:enhanced-geometry svg:viewBox="0 0 21600 21600" draw:mirror-horizontal="true" draw:glue-points="?f6 0 10800 ?f8 ?f11 10800 ?f9 21600 10800 ?f10 ?f5 10800" draw:text-areas="?f3 ?f3 ?f4 ?f4" draw:type="parallelogram" draw:modifiers="7225.1058530510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1.45cm" svg:height="0.725cm" svg:x="14.335cm" svg:y="2.242cm">
            <draw:text-box>
              <text:p><text:span text:style-name="T1">2,0,2</text:span></text:p>
            </draw:text-box>
          </draw:frame>
          <draw:frame draw:style-name="gr3" draw:text-style-name="P2" draw:layer="layout" svg:width="1.45cm" svg:height="0.725cm" svg:x="15.44cm" svg:y="4.267cm">
            <draw:text-box>
              <text:p><text:span text:style-name="T1">2,0,2</text:span></text:p>
            </draw:text-box>
          </draw:frame>
          <draw:frame draw:style-name="gr3" draw:text-style-name="P2" draw:layer="layout" svg:width="1.45cm" svg:height="0.725cm" svg:x="13.14cm" svg:y="4.268cm">
            <draw:text-box>
              <text:p><text:span text:style-name="T1">2,0,2</text:span></text:p>
            </draw:text-box>
          </draw:frame>
        </draw:g>
        <draw:g>
          <draw:custom-shape draw:style-name="gr2" draw:text-style-name="P1" draw:layer="layout" svg:width="3.991cm" svg:height="2.34cm" draw:transform="rotate (0.523773308523399) translate (16.196cm 5.94cm)">
            <text:p/>
            <draw:enhanced-geometry svg:viewBox="0 0 21600 21600" draw:glue-points="?f6 0 10800 ?f8 ?f11 10800 ?f9 21600 10800 ?f10 ?f5 10800" draw:text-areas="?f3 ?f3 ?f4 ?f4" draw:type="parallelogram" draw:modifiers="7272.1442885771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cm" svg:height="2.302cm" draw:transform="rotate (-0.523598775599386) translate (16.186cm 1.936cm)">
            <text:p/>
            <draw:enhanced-geometry svg:viewBox="0 0 21600 21600" draw:mirror-horizontal="false" draw:glue-points="?f6 0 10800 ?f8 ?f11 10800 ?f9 21600 10800 ?f10 ?f5 10800" draw:text-areas="?f3 ?f3 ?f4 ?f4" draw:type="parallelogram" draw:modifiers="7250.844892812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4cm" svg:height="2.315cm" draw:transform="rotate (0.523773308523399) translate (13.886cm 5.944cm)">
            <text:p/>
            <draw:enhanced-geometry svg:viewBox="0 0 21600 21600" draw:mirror-horizontal="true" draw:glue-points="?f6 0 10800 ?f8 ?f11 10800 ?f9 21600 10800 ?f10 ?f5 10800" draw:text-areas="?f3 ?f3 ?f4 ?f4" draw:type="parallelogram" draw:modifiers="7225.1058530510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1.45cm" svg:height="0.725cm" svg:x="16.656cm" svg:y="3.584cm">
            <draw:text-box>
              <text:p><text:span text:style-name="T1">2,0,1</text:span></text:p>
            </draw:text-box>
          </draw:frame>
          <draw:frame draw:style-name="gr3" draw:text-style-name="P2" draw:layer="layout" svg:width="1.45cm" svg:height="0.725cm" svg:x="17.761cm" svg:y="5.609cm">
            <draw:text-box>
              <text:p><text:span text:style-name="T1">2,0,1</text:span></text:p>
            </draw:text-box>
          </draw:frame>
          <draw:frame draw:style-name="gr3" draw:text-style-name="P2" draw:layer="layout" svg:width="1.45cm" svg:height="0.725cm" svg:x="15.461cm" svg:y="5.61cm">
            <draw:text-box>
              <text:p><text:span text:style-name="T1">2,0,1</text:span></text:p>
            </draw:text-box>
          </draw:frame>
        </draw:g>
        <draw:g>
          <draw:custom-shape draw:style-name="gr2" draw:text-style-name="P1" draw:layer="layout" svg:width="3.991cm" svg:height="2.34cm" draw:transform="rotate (0.523773308523399) translate (18.513cm 7.279cm)">
            <text:p/>
            <draw:enhanced-geometry svg:viewBox="0 0 21600 21600" draw:glue-points="?f6 0 10800 ?f8 ?f11 10800 ?f9 21600 10800 ?f10 ?f5 10800" draw:text-areas="?f3 ?f3 ?f4 ?f4" draw:type="parallelogram" draw:modifiers="7272.1442885771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cm" svg:height="2.302cm" draw:transform="rotate (-0.523598775599386) translate (18.503cm 3.275cm)">
            <text:p/>
            <draw:enhanced-geometry svg:viewBox="0 0 21600 21600" draw:mirror-horizontal="false" draw:glue-points="?f6 0 10800 ?f8 ?f11 10800 ?f9 21600 10800 ?f10 ?f5 10800" draw:text-areas="?f3 ?f3 ?f4 ?f4" draw:type="parallelogram" draw:modifiers="7250.844892812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4cm" svg:height="2.315cm" draw:transform="rotate (0.523773308523399) translate (16.203cm 7.283cm)">
            <text:p/>
            <draw:enhanced-geometry svg:viewBox="0 0 21600 21600" draw:mirror-horizontal="true" draw:glue-points="?f6 0 10800 ?f8 ?f11 10800 ?f9 21600 10800 ?f10 ?f5 10800" draw:text-areas="?f3 ?f3 ?f4 ?f4" draw:type="parallelogram" draw:modifiers="7225.1058530510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1.45cm" svg:height="0.725cm" svg:x="20.087cm" svg:y="6.931cm">
            <draw:text-box>
              <text:p><text:span text:style-name="T1">2,0,0</text:span></text:p>
            </draw:text-box>
          </draw:frame>
          <draw:frame draw:style-name="gr3" draw:text-style-name="P2" draw:layer="layout" svg:width="1.45cm" svg:height="0.725cm" svg:x="17.824cm" svg:y="6.828cm">
            <draw:text-box>
              <text:p><text:span text:style-name="T1">2,0,0</text:span></text:p>
            </draw:text-box>
          </draw:frame>
          <draw:frame draw:style-name="gr3" draw:text-style-name="P2" draw:layer="layout" svg:width="1.45cm" svg:height="0.725cm" svg:x="18.973cm" svg:y="4.923cm">
            <draw:text-box>
              <text:p><text:span text:style-name="T1">2,0,0</text:span></text:p>
            </draw:text-box>
          </draw:frame>
        </draw:g>
        <draw:g>
          <draw:custom-shape draw:style-name="gr2" draw:text-style-name="P1" draw:layer="layout" svg:width="3.991cm" svg:height="2.34cm" draw:transform="rotate (0.523773308523399) translate (11.565cm 5.929cm)">
            <text:p/>
            <draw:enhanced-geometry svg:viewBox="0 0 21600 21600" draw:glue-points="?f6 0 10800 ?f8 ?f11 10800 ?f9 21600 10800 ?f10 ?f5 10800" draw:text-areas="?f3 ?f3 ?f4 ?f4" draw:type="parallelogram" draw:modifiers="7272.1442885771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cm" svg:height="2.302cm" draw:transform="rotate (-0.523598775599386) translate (11.555cm 1.925cm)">
            <text:p/>
            <draw:enhanced-geometry svg:viewBox="0 0 21600 21600" draw:mirror-horizontal="false" draw:glue-points="?f6 0 10800 ?f8 ?f11 10800 ?f9 21600 10800 ?f10 ?f5 10800" draw:text-areas="?f3 ?f3 ?f4 ?f4" draw:type="parallelogram" draw:modifiers="7250.844892812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4cm" svg:height="2.315cm" draw:transform="rotate (0.523773308523399) translate (9.255cm 5.933cm)">
            <text:p/>
            <draw:enhanced-geometry svg:viewBox="0 0 21600 21600" draw:mirror-horizontal="true" draw:glue-points="?f6 0 10800 ?f8 ?f11 10800 ?f9 21600 10800 ?f10 ?f5 10800" draw:text-areas="?f3 ?f3 ?f4 ?f4" draw:type="parallelogram" draw:modifiers="7225.1058530510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1.45cm" svg:height="0.725cm" svg:x="12.025cm" svg:y="3.573cm">
            <draw:text-box>
              <text:p><text:span text:style-name="T1">1,0,2</text:span></text:p>
            </draw:text-box>
          </draw:frame>
          <draw:frame draw:style-name="gr3" draw:text-style-name="P2" draw:layer="layout" svg:width="1.45cm" svg:height="0.725cm" svg:x="13.13cm" svg:y="5.598cm">
            <draw:text-box>
              <text:p><text:span text:style-name="T1">1,0,2</text:span></text:p>
            </draw:text-box>
          </draw:frame>
          <draw:frame draw:style-name="gr3" draw:text-style-name="P2" draw:layer="layout" svg:width="1.45cm" svg:height="0.725cm" svg:x="10.83cm" svg:y="5.599cm">
            <draw:text-box>
              <text:p><text:span text:style-name="T1">1,0,2</text:span></text:p>
            </draw:text-box>
          </draw:frame>
        </draw:g>
        <draw:g>
          <draw:custom-shape draw:style-name="gr2" draw:text-style-name="P1" draw:layer="layout" svg:width="3.991cm" svg:height="2.34cm" draw:transform="rotate (0.523773308523399) translate (13.886cm 7.271cm)">
            <text:p/>
            <draw:enhanced-geometry svg:viewBox="0 0 21600 21600" draw:glue-points="?f6 0 10800 ?f8 ?f11 10800 ?f9 21600 10800 ?f10 ?f5 10800" draw:text-areas="?f3 ?f3 ?f4 ?f4" draw:type="parallelogram" draw:modifiers="7272.1442885771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cm" svg:height="2.302cm" draw:transform="rotate (-0.523598775599386) translate (13.876cm 3.267cm)">
            <text:p/>
            <draw:enhanced-geometry svg:viewBox="0 0 21600 21600" draw:mirror-horizontal="false" draw:glue-points="?f6 0 10800 ?f8 ?f11 10800 ?f9 21600 10800 ?f10 ?f5 10800" draw:text-areas="?f3 ?f3 ?f4 ?f4" draw:type="parallelogram" draw:modifiers="7250.844892812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4cm" svg:height="2.315cm" draw:transform="rotate (0.523773308523399) translate (11.576cm 7.275cm)">
            <text:p/>
            <draw:enhanced-geometry svg:viewBox="0 0 21600 21600" draw:mirror-horizontal="true" draw:glue-points="?f6 0 10800 ?f8 ?f11 10800 ?f9 21600 10800 ?f10 ?f5 10800" draw:text-areas="?f3 ?f3 ?f4 ?f4" draw:type="parallelogram" draw:modifiers="7225.1058530510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1.45cm" svg:height="0.725cm" svg:x="14.346cm" svg:y="4.915cm">
            <draw:text-box>
              <text:p><text:span text:style-name="T1">1,0,1</text:span></text:p>
            </draw:text-box>
          </draw:frame>
          <draw:frame draw:style-name="gr3" draw:text-style-name="P2" draw:layer="layout" svg:width="1.45cm" svg:height="0.725cm" svg:x="15.451cm" svg:y="6.94cm">
            <draw:text-box>
              <text:p><text:span text:style-name="T1">1,0,1</text:span></text:p>
            </draw:text-box>
          </draw:frame>
          <draw:frame draw:style-name="gr3" draw:text-style-name="P2" draw:layer="layout" svg:width="1.45cm" svg:height="0.725cm" svg:x="13.151cm" svg:y="6.941cm">
            <draw:text-box>
              <text:p><text:span text:style-name="T1">1,0,1</text:span></text:p>
            </draw:text-box>
          </draw:frame>
        </draw:g>
        <draw:g>
          <draw:custom-shape draw:style-name="gr2" draw:text-style-name="P1" draw:layer="layout" svg:width="3.991cm" svg:height="2.34cm" draw:transform="rotate (0.523773308523399) translate (16.53cm 9.018cm)">
            <text:p/>
            <draw:enhanced-geometry svg:viewBox="0 0 21600 21600" draw:glue-points="?f6 0 10800 ?f8 ?f11 10800 ?f9 21600 10800 ?f10 ?f5 10800" draw:text-areas="?f3 ?f3 ?f4 ?f4" draw:type="parallelogram" draw:modifiers="7272.1442885771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cm" svg:height="2.302cm" draw:transform="rotate (-0.523598775599386) translate (16.52cm 5.014cm)">
            <text:p/>
            <draw:enhanced-geometry svg:viewBox="0 0 21600 21600" draw:mirror-horizontal="false" draw:glue-points="?f6 0 10800 ?f8 ?f11 10800 ?f9 21600 10800 ?f10 ?f5 10800" draw:text-areas="?f3 ?f3 ?f4 ?f4" draw:type="parallelogram" draw:modifiers="7250.844892812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4cm" svg:height="2.315cm" draw:transform="rotate (0.523773308523399) translate (14.22cm 9.022cm)">
            <text:p/>
            <draw:enhanced-geometry svg:viewBox="0 0 21600 21600" draw:mirror-horizontal="true" draw:glue-points="?f6 0 10800 ?f8 ?f11 10800 ?f9 21600 10800 ?f10 ?f5 10800" draw:text-areas="?f3 ?f3 ?f4 ?f4" draw:type="parallelogram" draw:modifiers="7225.1058530510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1.45cm" svg:height="0.725cm" svg:x="18.104cm" svg:y="8.67cm">
            <draw:text-box>
              <text:p><text:span text:style-name="T1">1,0,0</text:span></text:p>
            </draw:text-box>
          </draw:frame>
          <draw:frame draw:style-name="gr3" draw:text-style-name="P2" draw:layer="layout" svg:width="1.45cm" svg:height="0.725cm" svg:x="15.841cm" svg:y="8.567cm">
            <draw:text-box>
              <text:p><text:span text:style-name="T1">1,0,0</text:span></text:p>
            </draw:text-box>
          </draw:frame>
          <draw:frame draw:style-name="gr3" draw:text-style-name="P2" draw:layer="layout" svg:width="1.45cm" svg:height="0.725cm" svg:x="16.99cm" svg:y="6.662cm">
            <draw:text-box>
              <text:p><text:span text:style-name="T1">1,0,0</text:span></text:p>
            </draw:text-box>
          </draw:frame>
        </draw:g>
        <draw:g>
          <draw:custom-shape draw:style-name="gr2" draw:text-style-name="P1" draw:layer="layout" svg:width="3.991cm" svg:height="2.34cm" draw:transform="rotate (0.523773308523399) translate (9.246cm 7.249cm)">
            <text:p/>
            <draw:enhanced-geometry svg:viewBox="0 0 21600 21600" draw:glue-points="?f6 0 10800 ?f8 ?f11 10800 ?f9 21600 10800 ?f10 ?f5 10800" draw:text-areas="?f3 ?f3 ?f4 ?f4" draw:type="parallelogram" draw:modifiers="7272.1442885771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cm" svg:height="2.302cm" draw:transform="rotate (-0.523598775599386) translate (9.236cm 3.245cm)">
            <text:p/>
            <draw:enhanced-geometry svg:viewBox="0 0 21600 21600" draw:mirror-horizontal="false" draw:glue-points="?f6 0 10800 ?f8 ?f11 10800 ?f9 21600 10800 ?f10 ?f5 10800" draw:text-areas="?f3 ?f3 ?f4 ?f4" draw:type="parallelogram" draw:modifiers="7250.844892812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4cm" svg:height="2.315cm" draw:transform="rotate (0.523773308523399) translate (6.936cm 7.253cm)">
            <text:p/>
            <draw:enhanced-geometry svg:viewBox="0 0 21600 21600" draw:mirror-horizontal="true" draw:glue-points="?f6 0 10800 ?f8 ?f11 10800 ?f9 21600 10800 ?f10 ?f5 10800" draw:text-areas="?f3 ?f3 ?f4 ?f4" draw:type="parallelogram" draw:modifiers="7225.1058530510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1.45cm" svg:height="0.725cm" svg:x="9.706cm" svg:y="4.893cm">
            <draw:text-box>
              <text:p><text:span text:style-name="T1">0,0,2</text:span></text:p>
            </draw:text-box>
          </draw:frame>
          <draw:frame draw:style-name="gr3" draw:text-style-name="P2" draw:layer="layout" svg:width="1.45cm" svg:height="0.725cm" svg:x="10.811cm" svg:y="6.918cm">
            <draw:text-box>
              <text:p><text:span text:style-name="T1">0,0,2</text:span></text:p>
            </draw:text-box>
          </draw:frame>
          <draw:frame draw:style-name="gr3" draw:text-style-name="P2" draw:layer="layout" svg:width="1.45cm" svg:height="0.725cm" svg:x="8.511cm" svg:y="6.919cm">
            <draw:text-box>
              <text:p><text:span text:style-name="T1">0,0,2</text:span></text:p>
            </draw:text-box>
          </draw:frame>
        </draw:g>
        <draw:g>
          <draw:custom-shape draw:style-name="gr2" draw:text-style-name="P1" draw:layer="layout" svg:width="3.991cm" svg:height="2.34cm" draw:transform="rotate (0.523773308523399) translate (11.213cm 8.509cm)">
            <text:p/>
            <draw:enhanced-geometry svg:viewBox="0 0 21600 21600" draw:glue-points="?f6 0 10800 ?f8 ?f11 10800 ?f9 21600 10800 ?f10 ?f5 10800" draw:text-areas="?f3 ?f3 ?f4 ?f4" draw:type="parallelogram" draw:modifiers="7272.1442885771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cm" svg:height="2.302cm" draw:transform="rotate (-0.523598775599386) translate (11.203cm 4.505cm)">
            <text:p/>
            <draw:enhanced-geometry svg:viewBox="0 0 21600 21600" draw:mirror-horizontal="false" draw:glue-points="?f6 0 10800 ?f8 ?f11 10800 ?f9 21600 10800 ?f10 ?f5 10800" draw:text-areas="?f3 ?f3 ?f4 ?f4" draw:type="parallelogram" draw:modifiers="7250.844892812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4cm" svg:height="2.315cm" draw:transform="rotate (0.523773308523399) translate (8.903cm 8.513cm)">
            <text:p/>
            <draw:enhanced-geometry svg:viewBox="0 0 21600 21600" draw:mirror-horizontal="true" draw:glue-points="?f6 0 10800 ?f8 ?f11 10800 ?f9 21600 10800 ?f10 ?f5 10800" draw:text-areas="?f3 ?f3 ?f4 ?f4" draw:type="parallelogram" draw:modifiers="7225.1058530510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1.45cm" svg:height="0.725cm" svg:x="11.673cm" svg:y="6.153cm">
            <draw:text-box>
              <text:p><text:span text:style-name="T1">0,0,1</text:span></text:p>
            </draw:text-box>
          </draw:frame>
          <draw:frame draw:style-name="gr3" draw:text-style-name="P2" draw:layer="layout" svg:width="1.45cm" svg:height="0.725cm" svg:x="12.778cm" svg:y="8.178cm">
            <draw:text-box>
              <text:p><text:span text:style-name="T1">0,0,1</text:span></text:p>
            </draw:text-box>
          </draw:frame>
          <draw:frame draw:style-name="gr3" draw:text-style-name="P2" draw:layer="layout" svg:width="1.45cm" svg:height="0.725cm" svg:x="10.478cm" svg:y="8.179cm">
            <draw:text-box>
              <text:p><text:span text:style-name="T1">0,0,1</text:span></text:p>
            </draw:text-box>
          </draw:frame>
        </draw:g>
        <draw:g>
          <draw:custom-shape draw:style-name="gr2" draw:text-style-name="P1" draw:layer="layout" svg:width="3.991cm" svg:height="2.34cm" draw:transform="rotate (0.523773308523399) translate (13.884cm 9.93cm)">
            <text:p/>
            <draw:enhanced-geometry svg:viewBox="0 0 21600 21600" draw:glue-points="?f6 0 10800 ?f8 ?f11 10800 ?f9 21600 10800 ?f10 ?f5 10800" draw:text-areas="?f3 ?f3 ?f4 ?f4" draw:type="parallelogram" draw:modifiers="7272.1442885771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cm" svg:height="2.302cm" draw:transform="rotate (-0.523598775599386) translate (13.874cm 5.926cm)">
            <text:p/>
            <draw:enhanced-geometry svg:viewBox="0 0 21600 21600" draw:mirror-horizontal="false" draw:glue-points="?f6 0 10800 ?f8 ?f11 10800 ?f9 21600 10800 ?f10 ?f5 10800" draw:text-areas="?f3 ?f3 ?f4 ?f4" draw:type="parallelogram" draw:modifiers="7250.844892812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4cm" svg:height="2.315cm" draw:transform="rotate (0.523773308523399) translate (11.574cm 9.934cm)">
            <text:p/>
            <draw:enhanced-geometry svg:viewBox="0 0 21600 21600" draw:mirror-horizontal="true" draw:glue-points="?f6 0 10800 ?f8 ?f11 10800 ?f9 21600 10800 ?f10 ?f5 10800" draw:text-areas="?f3 ?f3 ?f4 ?f4" draw:type="parallelogram" draw:modifiers="7225.1058530510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1.45cm" svg:height="0.725cm" svg:x="15.458cm" svg:y="9.582cm">
            <draw:text-box>
              <text:p><text:span text:style-name="T1">0,0,0</text:span></text:p>
            </draw:text-box>
          </draw:frame>
          <draw:frame draw:style-name="gr3" draw:text-style-name="P2" draw:layer="layout" svg:width="1.45cm" svg:height="0.725cm" svg:x="13.195cm" svg:y="9.479cm">
            <draw:text-box>
              <text:p><text:span text:style-name="T1">0,0,0</text:span></text:p>
            </draw:text-box>
          </draw:frame>
          <draw:frame draw:style-name="gr3" draw:text-style-name="P2" draw:layer="layout" svg:width="1.45cm" svg:height="0.725cm" svg:x="14.344cm" svg:y="7.574cm">
            <draw:text-box>
              <text:p><text:span text:style-name="T1">0,0,0</text:span></text:p>
            </draw:text-box>
          </draw:frame>
        </draw:g>
        <draw:g>
          <draw:line draw:style-name="gr4" draw:text-style-name="P1" draw:layer="layout" svg:x1="15.031cm" svg:y1="9.298cm" svg:x2="24.323cm" svg:y2="3.932cm">
            <text:p/>
          </draw:line>
          <draw:line draw:style-name="gr4" draw:text-style-name="P1" draw:layer="layout" svg:x1="15.048cm" svg:y1="9.296cm" svg:x2="15.047cm" svg:y2="18.59cm">
            <text:p/>
          </draw:line>
          <draw:line draw:style-name="gr4" draw:text-style-name="P1" draw:layer="layout" svg:x1="15.054cm" svg:y1="9.257cm" svg:x2="5.363cm" svg:y2="3.661cm">
            <text:p/>
          </draw:line>
          <draw:frame draw:style-name="gr5" draw:layer="layout" svg:width="0.925cm" svg:height="0.962cm" svg:x="23.037cm" svg:y="4.979cm">
            <draw:text-box>
              <text:p>X</text:p>
            </draw:text-box>
          </draw:frame>
          <draw:frame draw:style-name="gr6" draw:layer="layout" svg:width="0.925cm" svg:height="0.962cm" svg:x="15.831cm" svg:y="18.033cm">
            <draw:text-box>
              <text:p>Y</text:p>
            </draw:text-box>
          </draw:frame>
          <draw:frame draw:style-name="gr7" draw:layer="layout" svg:width="0.891cm" svg:height="0.962cm" svg:x="6.675cm" svg:y="3.377cm">
            <draw:text-box>
              <text:p>Z</text:p>
            </draw:text-box>
          </draw:frame>
        </draw:g>
        <draw:frame draw:style-name="gr8" draw:layer="layout" svg:width="2.094cm" svg:height="0.962cm" svg:x="26.733cm" svg:y="1.005cm">
          <draw:text-box>
            <text:p>X,Y,Z</text:p>
          </draw:text-box>
        </draw:frame>
        <draw:g>
          <draw:line draw:style-name="gr9" draw:text-style-name="P1" draw:layer="layout" svg:x1="2.84cm" svg:y1="2.141cm" svg:x2="4.582cm" svg:y2="1.135cm">
            <text:p/>
          </draw:line>
          <draw:line draw:style-name="gr9" draw:text-style-name="P1" draw:layer="layout" svg:x1="2.843cm" svg:y1="2.141cm" svg:x2="2.843cm" svg:y2="3.883cm">
            <text:p/>
          </draw:line>
          <draw:line draw:style-name="gr9" draw:text-style-name="P1" draw:layer="layout" svg:x1="2.845cm" svg:y1="2.133cm" svg:x2="1.028cm" svg:y2="1.084cm">
            <text:p/>
          </draw:line>
          <draw:frame draw:style-name="gr5" draw:layer="layout" svg:width="0.173cm" svg:height="0.962cm" svg:x="4.341cm" svg:y="1.331cm">
            <draw:text-box>
              <text:p>X</text:p>
            </draw:text-box>
          </draw:frame>
          <draw:frame draw:style-name="gr6" draw:layer="layout" svg:width="0.925cm" svg:height="0.962cm" svg:x="1.79cm" svg:y="3.078cm">
            <draw:text-box>
              <text:p>Y</text:p>
            </draw:text-box>
          </draw:frame>
          <draw:frame draw:style-name="gr7" draw:layer="layout" svg:width="0.891cm" svg:height="0.962cm" svg:x="0.974cm" svg:y="1.231cm">
            <draw:text-box>
              <text:p>Z</text:p>
            </draw:text-box>
          </draw:frame>
        </draw:g>
        <draw:frame draw:style-name="gr10" draw:text-style-name="P3" draw:layer="layout" svg:width="11.703cm" svg:height="12.859cm" svg:x="22.831cm" svg:y="7.556cm">
          <draw:text-box>
            <text:p><text:span text:style-name="T2">Il cubetto 0,0,0 copre completamente tutti i cubetti sulla diagonale x=y=z</text:span></text:p>
            <text:p><text:span text:style-name="T2">che sono 1,1,1 ; 2,2,2</text:span></text:p>
            <text:p><text:span text:style-name="T2"/></text:p>
            <text:p><text:span text:style-name="T2">Ma copre anche una intera faccia dei 3 cubetti adiacenti</text:span></text:p>
            <text:p><text:span text:style-name="T2">x,y,z+1 ; x+1,y,z ; x,y+1,z sui 3 assi</text:span></text:p>
            <text:p><text:span text:style-name="T2">che sono 0,0,1 ; 1,0,0 ; 0,1,0</text:span></text:p>
            <text:p><text:span text:style-name="T2">e di quelli che stanno sulle diagonale</text:span></text:p>
            <text:p><text:span text:style-name="T2">x=y=z+1 ; x+1=y=z ; x=y+1=z dietro a loro</text:span></text:p>
            <text:p><text:span text:style-name="T2">che sono 1,1,2 ; 2,2,3 ; 2,1,1 ; 3,2,2 ; 1,2,1 ; 2,3,2</text:span></text:p>
            <text:p><text:span text:style-name="T2"/></text:p>
            <text:p><text:span text:style-name="T2">Inoltre copre due mezze facce dei 3 cubetti a contatto per uno spigolo</text:span></text:p>
            <text:p><text:span text:style-name="T2">x,y+1,z+1 ; x+1,y,z+1 ; x+1,y+1,z</text:span></text:p>
            <text:p><text:span text:style-name="T2">che sono 0,1,1 ; 1,0,1 ; 1,1,0</text:span></text:p>
            <text:p><text:span text:style-name="T2">e di quelli che stanno sulla diagonale</text:span></text:p>
            <text:p><text:span text:style-name="T2">x=y+1=z+1 ; x+1=y=z+1 ; x+1=y+1=z dietro a loro</text:span></text:p>
            <text:p><text:span text:style-name="T2">che sono 1,2,2 ; 2,3,3 ; 2,1,2 ; 3,2,3 ; 2,2,1 ; 3,3,2</text:span></text:p>
            <text:p><text:span text:style-name="T2"/></text:p>
            <text:p><text:span text:style-name="T2"/></text:p>
            <text:p><text:span text:style-name="T2">Se invece prendo il cubetto 0,0,1 compre completamente tutti i cubetti</text:span></text:p>
            <text:p><text:span text:style-name="T2">sulla diagonale x=y=z+1</text:span></text:p>
            <text:p><text:span text:style-name="T2">che sono 1,1,2 ; 2,2,3</text:span></text:p>
            <text:p><text:span text:style-name="T2"/></text:p>
            <text:p><text:span text:style-name="T2">Ma copre anche una intera faccia dei cubetti adiacenti sui 3 assi</text:span></text:p>
            <text:p><text:span text:style-name="T2">che sono 0,0,2 ; 1,0,1 ; 0,1,1</text:span></text:p>
            <text:p><text:span text:style-name="T2">e di quelli che stanno sulla diagonale dietro a loro</text:span></text:p>
            <text:p><text:span text:style-name="T2">che sono </text:span></text:p>
            <text:p><text:span text:style-name="T2"/></text:p>
            <text:p><text:span text:style-name="T2">Inoltre copre due mezze facce dei cubetti a contatto per uno spigolo</text:span></text:p>
            <text:p><text:span text:style-name="T2">che sono 0,1,2 ; 1,0,2 ; 1,1,1</text:span></text:p>
            <text:p><text:span text:style-name="T2">e di quelli che stanno sulla diagonale dietro a loro</text:span></text:p>
            <text:p><text:span text:style-name="T2">che sono </text:span></text:p>
            <text:p><text:span text:style-name="T2"/></text:p>
          </draw:text-box>
        </draw:frame>
      </draw:page>
      <draw:page draw:name="page2" draw:style-name="dp1" draw:master-page-name="Predefinito">
        <draw:g>
          <draw:line draw:style-name="gr9" draw:text-style-name="P1" draw:layer="layout" svg:x1="2.887cm" svg:y1="2.142cm" svg:x2="4.629cm" svg:y2="1.136cm">
            <text:p/>
          </draw:line>
          <draw:line draw:style-name="gr9" draw:text-style-name="P1" draw:layer="layout" svg:x1="2.89cm" svg:y1="2.142cm" svg:x2="2.89cm" svg:y2="3.884cm">
            <text:p/>
          </draw:line>
          <draw:line draw:style-name="gr9" draw:text-style-name="P1" draw:layer="layout" svg:x1="2.892cm" svg:y1="2.134cm" svg:x2="1.075cm" svg:y2="1.085cm">
            <text:p/>
          </draw:line>
          <draw:frame draw:style-name="gr5" draw:layer="layout" svg:width="0.173cm" svg:height="0.962cm" svg:x="4.388cm" svg:y="1.332cm">
            <draw:text-box>
              <text:p>X</text:p>
            </draw:text-box>
          </draw:frame>
          <draw:frame draw:style-name="gr6" draw:layer="layout" svg:width="0.925cm" svg:height="0.962cm" svg:x="1.837cm" svg:y="3.079cm">
            <draw:text-box>
              <text:p>Y</text:p>
            </draw:text-box>
          </draw:frame>
          <draw:frame draw:style-name="gr7" draw:layer="layout" svg:width="0.891cm" svg:height="0.962cm" svg:x="1.021cm" svg:y="1.232cm">
            <draw:text-box>
              <text:p>Z</text:p>
            </draw:text-box>
          </draw:frame>
        </draw:g>
        <draw:g>
          <draw:custom-shape draw:style-name="gr2" draw:text-style-name="P1" draw:layer="layout" svg:width="3.991cm" svg:height="2.34cm" draw:transform="rotate (0.523773308523399) translate (13.876cm 9.931cm)">
            <text:p/>
            <draw:enhanced-geometry svg:viewBox="0 0 21600 21600" draw:glue-points="?f6 0 10800 ?f8 ?f11 10800 ?f9 21600 10800 ?f10 ?f5 10800" draw:text-areas="?f3 ?f3 ?f4 ?f4" draw:type="parallelogram" draw:modifiers="7272.1442885771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cm" svg:height="2.302cm" draw:transform="rotate (-0.523598775599386) translate (13.875cm 5.927cm)">
            <text:p/>
            <draw:enhanced-geometry svg:viewBox="0 0 21600 21600" draw:mirror-horizontal="false" draw:glue-points="?f6 0 10800 ?f8 ?f11 10800 ?f9 21600 10800 ?f10 ?f5 10800" draw:text-areas="?f3 ?f3 ?f4 ?f4" draw:type="parallelogram" draw:modifiers="7250.844892812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4cm" svg:height="2.315cm" draw:transform="rotate (0.523773308523399) translate (11.575cm 9.935cm)">
            <text:p/>
            <draw:enhanced-geometry svg:viewBox="0 0 21600 21600" draw:mirror-horizontal="true" draw:glue-points="?f6 0 10800 ?f8 ?f11 10800 ?f9 21600 10800 ?f10 ?f5 10800" draw:text-areas="?f3 ?f3 ?f4 ?f4" draw:type="parallelogram" draw:modifiers="7225.1058530510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11" draw:text-style-name="P2" draw:layer="layout" svg:width="0.739cm" svg:height="0.725cm" draw:transform="rotate (1.0471975511964) translate (15.255cm 10.689cm)">
            <draw:text-box>
              <text:p><text:span text:style-name="T1">0</text:span></text:p>
            </draw:text-box>
          </draw:frame>
          <draw:frame draw:style-name="gr11" draw:text-style-name="P2" draw:layer="layout" svg:width="0.739cm" svg:height="0.725cm" draw:transform="rotate (-1.04719755119759) translate (13.685cm 8.819cm)">
            <draw:text-box>
              <text:p><text:span text:style-name="T1">4</text:span></text:p>
            </draw:text-box>
          </draw:frame>
          <draw:frame draw:style-name="gr11" draw:text-style-name="P2" draw:layer="layout" svg:width="0.739cm" svg:height="0.725cm" svg:x="13.845cm" svg:y="7.575cm">
            <draw:text-box>
              <text:p><text:span text:style-name="T1">3</text:span></text:p>
            </draw:text-box>
          </draw:frame>
          <draw:g>
            <draw:line draw:style-name="gr12" draw:text-style-name="P1" draw:layer="layout" svg:x1="15.052cm" svg:y1="9.258cm" svg:x2="17.364cm" svg:y2="10.593cm">
              <text:p/>
            </draw:line>
            <draw:line draw:style-name="gr12" draw:text-style-name="P1" draw:layer="layout" svg:x1="15.05cm" svg:y1="9.246cm" svg:x2="15.05cm" svg:y2="6.574cm">
              <text:p/>
            </draw:line>
            <draw:line draw:style-name="gr12" draw:text-style-name="P1" draw:layer="layout" svg:x1="15.064cm" svg:y1="9.258cm" svg:x2="12.752cm" svg:y2="10.593cm">
              <text:p/>
            </draw:line>
          </draw:g>
          <draw:frame draw:style-name="gr11" draw:text-style-name="P2" draw:layer="layout" svg:width="0.739cm" svg:height="0.725cm" draw:transform="rotate (1.0471975511964) translate (16.083cm 9.367cm)">
            <draw:text-box>
              <text:p><text:span text:style-name="T1">1</text:span></text:p>
            </draw:text-box>
          </draw:frame>
          <draw:frame draw:style-name="gr11" draw:text-style-name="P2" draw:layer="layout" svg:width="0.739cm" svg:height="0.725cm" svg:x="15.446cm" svg:y="7.576cm">
            <draw:text-box>
              <text:p><text:span text:style-name="T1">2</text:span></text:p>
            </draw:text-box>
          </draw:frame>
          <draw:frame draw:style-name="gr11" draw:text-style-name="P2" draw:layer="layout" svg:width="0.739cm" svg:height="0.725cm" draw:transform="rotate (-1.04719755119759) translate (14.442cm 10.047cm)">
            <draw:text-box>
              <text:p><text:span text:style-name="T1">5</text:span></text:p>
            </draw:text-box>
          </draw:frame>
        </draw:g>
        <draw:frame draw:style-name="gr13" draw:layer="layout" svg:width="3.004cm" svg:height="0.962cm" svg:x="13.641cm" svg:y="3.058cm">
          <draw:text-box>
            <text:p>Half face</text:p>
          </draw:text-box>
        </draw:frame>
      </draw:page>
      <draw:page draw:name="page3" draw:style-name="dp1" draw:master-page-name="Predefinito">
        <draw:frame draw:style-name="gr14" draw:text-style-name="P1" draw:layer="layout" svg:width="40.588cm" svg:height="11.562cm" svg:x="-11.166cm" svg:y="0.5cm">
          <draw:image xlink:href="Pictures/10000201000000A70000002FA3E87551.png" xlink:type="simple" xlink:show="embed" xlink:actuate="onLoad">
            <text:p text:style-name="P1">2</text:p>
          </draw:image>
        </draw:frame>
        <draw:g>
          <draw:frame draw:style-name="gr15" draw:text-style-name="P4" draw:layer="layout" svg:width="0.621cm" svg:height="0.489cm" svg:x="0.072cm" svg:y="0.641cm">
            <draw:text-box>
              <text:p text:style-name="P4"><text:span text:style-name="T3">1</text:span></text:p>
            </draw:text-box>
          </draw:frame>
          <draw:frame draw:style-name="gr15" draw:text-style-name="P4" draw:layer="layout" svg:width="0.621cm" svg:height="0.489cm" svg:x="0.073cm" svg:y="0.387cm">
            <draw:text-box>
              <text:p text:style-name="P4"><text:span text:style-name="T3">0</text:span></text:p>
            </draw:text-box>
          </draw:frame>
          <draw:frame draw:style-name="gr15" draw:text-style-name="P4" draw:layer="layout" svg:width="0.621cm" svg:height="0.489cm" svg:x="0.072cm" svg:y="1.142cm">
            <draw:text-box>
              <text:p text:style-name="P4"><text:span text:style-name="T3">3</text:span></text:p>
            </draw:text-box>
          </draw:frame>
          <draw:frame draw:style-name="gr15" draw:text-style-name="P4" draw:layer="layout" svg:width="0.621cm" svg:height="0.489cm" svg:x="0.073cm" svg:y="0.888cm">
            <draw:text-box>
              <text:p text:style-name="P4"><text:span text:style-name="T3">2</text:span></text:p>
            </draw:text-box>
          </draw:frame>
          <draw:frame draw:style-name="gr15" draw:text-style-name="P4" draw:layer="layout" svg:width="0.621cm" svg:height="0.489cm" svg:x="0.072cm" svg:y="1.643cm">
            <draw:text-box>
              <text:p text:style-name="P4"><text:span text:style-name="T3">5</text:span></text:p>
            </draw:text-box>
          </draw:frame>
          <draw:frame draw:style-name="gr15" draw:text-style-name="P4" draw:layer="layout" svg:width="0.621cm" svg:height="0.489cm" svg:x="0.073cm" svg:y="1.389cm">
            <draw:text-box>
              <text:p text:style-name="P4"><text:span text:style-name="T3">4</text:span></text:p>
            </draw:text-box>
          </draw:frame>
          <draw:frame draw:style-name="gr15" draw:text-style-name="P4" draw:layer="layout" svg:width="0.621cm" svg:height="0.489cm" svg:x="0.072cm" svg:y="2.12cm">
            <draw:text-box>
              <text:p text:style-name="P4"><text:span text:style-name="T3">7</text:span></text:p>
            </draw:text-box>
          </draw:frame>
          <draw:frame draw:style-name="gr15" draw:text-style-name="P4" draw:layer="layout" svg:width="0.621cm" svg:height="0.489cm" svg:x="0.073cm" svg:y="1.866cm">
            <draw:text-box>
              <text:p text:style-name="P4"><text:span text:style-name="T3">6</text:span></text:p>
            </draw:text-box>
          </draw:frame>
          <draw:frame draw:style-name="gr15" draw:text-style-name="P4" draw:layer="layout" svg:width="0.621cm" svg:height="0.489cm" svg:x="0.072cm" svg:y="2.605cm">
            <draw:text-box>
              <text:p text:style-name="P4"><text:span text:style-name="T3">9</text:span></text:p>
            </draw:text-box>
          </draw:frame>
          <draw:frame draw:style-name="gr15" draw:text-style-name="P4" draw:layer="layout" svg:width="0.621cm" svg:height="0.489cm" svg:x="0.073cm" svg:y="2.351cm">
            <draw:text-box>
              <text:p text:style-name="P4"><text:span text:style-name="T3">8</text:span></text:p>
            </draw:text-box>
          </draw:frame>
          <draw:frame draw:style-name="gr15" draw:text-style-name="P4" draw:layer="layout" svg:width="0.739cm" svg:height="0.489cm" svg:x="-0.028cm" svg:y="3.106cm">
            <draw:text-box>
              <text:p text:style-name="P4"><text:span text:style-name="T3">11</text:span></text:p>
            </draw:text-box>
          </draw:frame>
          <draw:frame draw:style-name="gr15" draw:text-style-name="P4" draw:layer="layout" svg:width="0.739cm" svg:height="0.489cm" svg:x="-0.027cm" svg:y="2.852cm">
            <draw:text-box>
              <text:p text:style-name="P4"><text:span text:style-name="T3">10</text:span></text:p>
            </draw:text-box>
          </draw:frame>
          <draw:frame draw:style-name="gr15" draw:text-style-name="P4" draw:layer="layout" svg:width="0.739cm" svg:height="0.489cm" svg:x="-0.028cm" svg:y="3.607cm">
            <draw:text-box>
              <text:p text:style-name="P4"><text:span text:style-name="T3">13</text:span></text:p>
            </draw:text-box>
          </draw:frame>
          <draw:frame draw:style-name="gr15" draw:text-style-name="P4" draw:layer="layout" svg:width="0.739cm" svg:height="0.489cm" svg:x="-0.027cm" svg:y="3.353cm">
            <draw:text-box>
              <text:p text:style-name="P4"><text:span text:style-name="T3">12</text:span></text:p>
            </draw:text-box>
          </draw:frame>
          <draw:frame draw:style-name="gr15" draw:text-style-name="P4" draw:layer="layout" svg:width="0.739cm" svg:height="0.489cm" svg:x="-0.028cm" svg:y="4.084cm">
            <draw:text-box>
              <text:p text:style-name="P4"><text:span text:style-name="T3">15</text:span></text:p>
            </draw:text-box>
          </draw:frame>
          <draw:frame draw:style-name="gr15" draw:text-style-name="P4" draw:layer="layout" svg:width="0.739cm" svg:height="0.489cm" svg:x="-0.027cm" svg:y="3.83cm">
            <draw:text-box>
              <text:p text:style-name="P4"><text:span text:style-name="T3">14</text:span></text:p>
            </draw:text-box>
          </draw:frame>
          <draw:frame draw:style-name="gr15" draw:text-style-name="P4" draw:layer="layout" svg:width="0.739cm" svg:height="0.489cm" svg:x="-0.028cm" svg:y="4.583cm">
            <draw:text-box>
              <text:p text:style-name="P4"><text:span text:style-name="T3">17</text:span></text:p>
            </draw:text-box>
          </draw:frame>
          <draw:frame draw:style-name="gr15" draw:text-style-name="P4" draw:layer="layout" svg:width="0.739cm" svg:height="0.489cm" svg:x="-0.027cm" svg:y="4.329cm">
            <draw:text-box>
              <text:p text:style-name="P4"><text:span text:style-name="T3">16</text:span></text:p>
            </draw:text-box>
          </draw:frame>
          <draw:frame draw:style-name="gr15" draw:text-style-name="P4" draw:layer="layout" svg:width="0.739cm" svg:height="0.489cm" svg:x="-0.028cm" svg:y="5.084cm">
            <draw:text-box>
              <text:p text:style-name="P4"><text:span text:style-name="T3">19</text:span></text:p>
            </draw:text-box>
          </draw:frame>
          <draw:frame draw:style-name="gr15" draw:text-style-name="P4" draw:layer="layout" svg:width="0.739cm" svg:height="0.489cm" svg:x="-0.027cm" svg:y="4.83cm">
            <draw:text-box>
              <text:p text:style-name="P4"><text:span text:style-name="T3">18</text:span></text:p>
            </draw:text-box>
          </draw:frame>
          <draw:frame draw:style-name="gr15" draw:text-style-name="P4" draw:layer="layout" svg:width="0.739cm" svg:height="0.489cm" svg:x="-0.027cm" svg:y="5.307cm">
            <draw:text-box>
              <text:p text:style-name="P4"><text:span text:style-name="T3">20</text:span></text:p>
            </draw:text-box>
          </draw:frame>
        </draw:g>
        <draw:g>
          <draw:frame draw:style-name="gr16" draw:text-style-name="P4" draw:layer="layout" svg:width="0.621cm" svg:height="0.489cm" svg:x="0.072cm" svg:y="6.042cm">
            <draw:text-box>
              <text:p text:style-name="P4"><text:span text:style-name="T3">1</text:span></text:p>
            </draw:text-box>
          </draw:frame>
          <draw:frame draw:style-name="gr16" draw:text-style-name="P4" draw:layer="layout" svg:width="0.621cm" svg:height="0.489cm" svg:x="0.073cm" svg:y="5.788cm">
            <draw:text-box>
              <text:p text:style-name="P4"><text:span text:style-name="T3">0</text:span></text:p>
            </draw:text-box>
          </draw:frame>
          <draw:frame draw:style-name="gr16" draw:text-style-name="P4" draw:layer="layout" svg:width="0.621cm" svg:height="0.489cm" svg:x="0.072cm" svg:y="6.543cm">
            <draw:text-box>
              <text:p text:style-name="P4"><text:span text:style-name="T3">3</text:span></text:p>
            </draw:text-box>
          </draw:frame>
          <draw:frame draw:style-name="gr16" draw:text-style-name="P4" draw:layer="layout" svg:width="0.621cm" svg:height="0.489cm" svg:x="0.073cm" svg:y="6.289cm">
            <draw:text-box>
              <text:p text:style-name="P4"><text:span text:style-name="T3">2</text:span></text:p>
            </draw:text-box>
          </draw:frame>
          <draw:frame draw:style-name="gr16" draw:text-style-name="P4" draw:layer="layout" svg:width="0.621cm" svg:height="0.489cm" svg:x="0.072cm" svg:y="7.044cm">
            <draw:text-box>
              <text:p text:style-name="P4"><text:span text:style-name="T3">5</text:span></text:p>
            </draw:text-box>
          </draw:frame>
          <draw:frame draw:style-name="gr16" draw:text-style-name="P4" draw:layer="layout" svg:width="0.621cm" svg:height="0.489cm" svg:x="0.073cm" svg:y="6.79cm">
            <draw:text-box>
              <text:p text:style-name="P4"><text:span text:style-name="T3">4</text:span></text:p>
            </draw:text-box>
          </draw:frame>
          <draw:frame draw:style-name="gr16" draw:text-style-name="P4" draw:layer="layout" svg:width="0.621cm" svg:height="0.489cm" svg:x="0.072cm" svg:y="7.521cm">
            <draw:text-box>
              <text:p text:style-name="P4"><text:span text:style-name="T3">7</text:span></text:p>
            </draw:text-box>
          </draw:frame>
          <draw:frame draw:style-name="gr16" draw:text-style-name="P4" draw:layer="layout" svg:width="0.621cm" svg:height="0.489cm" svg:x="0.073cm" svg:y="7.267cm">
            <draw:text-box>
              <text:p text:style-name="P4"><text:span text:style-name="T3">6</text:span></text:p>
            </draw:text-box>
          </draw:frame>
          <draw:frame draw:style-name="gr16" draw:text-style-name="P4" draw:layer="layout" svg:width="0.621cm" svg:height="0.489cm" svg:x="0.072cm" svg:y="8.006cm">
            <draw:text-box>
              <text:p text:style-name="P4"><text:span text:style-name="T3">9</text:span></text:p>
            </draw:text-box>
          </draw:frame>
          <draw:frame draw:style-name="gr16" draw:text-style-name="P4" draw:layer="layout" svg:width="0.621cm" svg:height="0.489cm" svg:x="0.073cm" svg:y="7.752cm">
            <draw:text-box>
              <text:p text:style-name="P4"><text:span text:style-name="T3">8</text:span></text:p>
            </draw:text-box>
          </draw:frame>
          <draw:frame draw:style-name="gr16" draw:text-style-name="P4" draw:layer="layout" svg:width="0.739cm" svg:height="0.489cm" svg:x="-0.027cm" svg:y="8.253cm">
            <draw:text-box>
              <text:p text:style-name="P4"><text:span text:style-name="T3">10</text:span></text:p>
            </draw:text-box>
          </draw:frame>
        </draw:g>
        <draw:g>
          <draw:frame draw:style-name="gr15" draw:text-style-name="P4" draw:layer="layout" svg:width="0.621cm" svg:height="0.489cm" svg:x="-0.328cm" svg:y="7.521cm">
            <draw:text-box>
              <text:p text:style-name="P4"><text:span text:style-name="T3">5</text:span></text:p>
            </draw:text-box>
          </draw:frame>
          <draw:frame draw:style-name="gr15" draw:text-style-name="P4" draw:layer="layout" svg:width="0.621cm" svg:height="0.489cm" svg:x="-0.328cm" svg:y="7.998cm">
            <draw:text-box>
              <text:p text:style-name="P4"><text:span text:style-name="T3">7</text:span></text:p>
            </draw:text-box>
          </draw:frame>
          <draw:frame draw:style-name="gr15" draw:text-style-name="P4" draw:layer="layout" svg:width="0.621cm" svg:height="0.489cm" svg:x="-0.327cm" svg:y="7.744cm">
            <draw:text-box>
              <text:p text:style-name="P4"><text:span text:style-name="T3">6</text:span></text:p>
            </draw:text-box>
          </draw:frame>
          <draw:frame draw:style-name="gr15" draw:text-style-name="P4" draw:layer="layout" svg:width="0.621cm" svg:height="0.489cm" svg:x="-0.328cm" svg:y="8.483cm">
            <draw:text-box>
              <text:p text:style-name="P4"><text:span text:style-name="T3">9</text:span></text:p>
            </draw:text-box>
          </draw:frame>
          <draw:frame draw:style-name="gr15" draw:text-style-name="P4" draw:layer="layout" svg:width="0.621cm" svg:height="0.489cm" svg:x="-0.327cm" svg:y="8.229cm">
            <draw:text-box>
              <text:p text:style-name="P4"><text:span text:style-name="T3">8</text:span></text:p>
            </draw:text-box>
          </draw:frame>
          <draw:frame draw:style-name="gr15" draw:text-style-name="P4" draw:layer="layout" svg:width="0.739cm" svg:height="0.489cm" svg:x="-0.428cm" svg:y="8.984cm">
            <draw:text-box>
              <text:p text:style-name="P4"><text:span text:style-name="T3">11</text:span></text:p>
            </draw:text-box>
          </draw:frame>
          <draw:frame draw:style-name="gr15" draw:text-style-name="P4" draw:layer="layout" svg:width="0.739cm" svg:height="0.489cm" svg:x="-0.427cm" svg:y="8.73cm">
            <draw:text-box>
              <text:p text:style-name="P4"><text:span text:style-name="T3">10</text:span></text:p>
            </draw:text-box>
          </draw:frame>
          <draw:frame draw:style-name="gr15" draw:text-style-name="P4" draw:layer="layout" svg:width="0.739cm" svg:height="0.489cm" svg:x="-0.428cm" svg:y="9.485cm">
            <draw:text-box>
              <text:p text:style-name="P4"><text:span text:style-name="T3">13</text:span></text:p>
            </draw:text-box>
          </draw:frame>
          <draw:frame draw:style-name="gr15" draw:text-style-name="P4" draw:layer="layout" svg:width="0.739cm" svg:height="0.489cm" svg:x="-0.427cm" svg:y="9.231cm">
            <draw:text-box>
              <text:p text:style-name="P4"><text:span text:style-name="T3">12</text:span></text:p>
            </draw:text-box>
          </draw:frame>
          <draw:frame draw:style-name="gr15" draw:text-style-name="P4" draw:layer="layout" svg:width="0.739cm" svg:height="0.489cm" svg:x="-0.428cm" svg:y="9.962cm">
            <draw:text-box>
              <text:p text:style-name="P4"><text:span text:style-name="T3">15</text:span></text:p>
            </draw:text-box>
          </draw:frame>
          <draw:frame draw:style-name="gr15" draw:text-style-name="P4" draw:layer="layout" svg:width="0.739cm" svg:height="0.489cm" svg:x="-0.427cm" svg:y="9.708cm">
            <draw:text-box>
              <text:p text:style-name="P4"><text:span text:style-name="T3">14</text:span></text:p>
            </draw:text-box>
          </draw:frame>
        </draw:g>
        <draw:g>
          <draw:frame draw:style-name="gr15" draw:text-style-name="P4" draw:layer="layout" svg:width="0.739cm" svg:height="0.489cm" svg:x="-0.828cm" svg:y="9.473cm">
            <draw:text-box>
              <text:p text:style-name="P4"><text:span text:style-name="T3">11</text:span></text:p>
            </draw:text-box>
          </draw:frame>
          <draw:frame draw:style-name="gr15" draw:text-style-name="P4" draw:layer="layout" svg:width="0.739cm" svg:height="0.489cm" svg:x="-0.827cm" svg:y="9.219cm">
            <draw:text-box>
              <text:p text:style-name="P4"><text:span text:style-name="T3">10</text:span></text:p>
            </draw:text-box>
          </draw:frame>
          <draw:frame draw:style-name="gr15" draw:text-style-name="P4" draw:layer="layout" svg:width="0.739cm" svg:height="0.489cm" svg:x="-0.828cm" svg:y="9.974cm">
            <draw:text-box>
              <text:p text:style-name="P4"><text:span text:style-name="T3">13</text:span></text:p>
            </draw:text-box>
          </draw:frame>
          <draw:frame draw:style-name="gr15" draw:text-style-name="P4" draw:layer="layout" svg:width="0.739cm" svg:height="0.489cm" svg:x="-0.827cm" svg:y="9.72cm">
            <draw:text-box>
              <text:p text:style-name="P4"><text:span text:style-name="T3">12</text:span></text:p>
            </draw:text-box>
          </draw:frame>
          <draw:frame draw:style-name="gr15" draw:text-style-name="P4" draw:layer="layout" svg:width="0.739cm" svg:height="0.489cm" svg:x="-0.828cm" svg:y="10.451cm">
            <draw:text-box>
              <text:p text:style-name="P4"><text:span text:style-name="T3">15</text:span></text:p>
            </draw:text-box>
          </draw:frame>
          <draw:frame draw:style-name="gr15" draw:text-style-name="P4" draw:layer="layout" svg:width="0.739cm" svg:height="0.489cm" svg:x="-0.827cm" svg:y="10.197cm">
            <draw:text-box>
              <text:p text:style-name="P4"><text:span text:style-name="T3">14</text:span></text:p>
            </draw:text-box>
          </draw:frame>
          <draw:frame draw:style-name="gr15" draw:text-style-name="P4" draw:layer="layout" svg:width="0.739cm" svg:height="0.489cm" svg:x="-0.828cm" svg:y="10.95cm">
            <draw:text-box>
              <text:p text:style-name="P4"><text:span text:style-name="T3">17</text:span></text:p>
            </draw:text-box>
          </draw:frame>
          <draw:frame draw:style-name="gr15" draw:text-style-name="P4" draw:layer="layout" svg:width="0.739cm" svg:height="0.489cm" svg:x="-0.827cm" svg:y="10.696cm">
            <draw:text-box>
              <text:p text:style-name="P4"><text:span text:style-name="T3">16</text:span></text:p>
            </draw:text-box>
          </draw:frame>
          <draw:frame draw:style-name="gr15" draw:text-style-name="P4" draw:layer="layout" svg:width="0.739cm" svg:height="0.489cm" svg:x="-0.828cm" svg:y="11.451cm">
            <draw:text-box>
              <text:p text:style-name="P4"><text:span text:style-name="T3">19</text:span></text:p>
            </draw:text-box>
          </draw:frame>
          <draw:frame draw:style-name="gr15" draw:text-style-name="P4" draw:layer="layout" svg:width="0.739cm" svg:height="0.489cm" svg:x="-0.827cm" svg:y="11.197cm">
            <draw:text-box>
              <text:p text:style-name="P4"><text:span text:style-name="T3">18</text:span></text:p>
            </draw:text-box>
          </draw:frame>
          <draw:frame draw:style-name="gr15" draw:text-style-name="P4" draw:layer="layout" svg:width="0.739cm" svg:height="0.489cm" svg:x="-0.827cm" svg:y="11.706cm">
            <draw:text-box>
              <text:p text:style-name="P4"><text:span text:style-name="T3">20</text:span></text:p>
            </draw:text-box>
          </draw:frame>
        </draw:g>
        <draw:g>
          <draw:frame draw:style-name="gr15" draw:text-style-name="P5" draw:layer="layout" svg:width="0.578cm" svg:height="0.408cm" svg:x="0.553cm" svg:y="0.137cm">
            <draw:text-box>
              <text:p text:style-name="P5">1</text:p>
            </draw:text-box>
          </draw:frame>
          <draw:frame draw:style-name="gr15" draw:text-style-name="P5" draw:layer="layout" svg:width="0.578cm" svg:height="0.408cm" svg:x="0.321cm" svg:y="0.139cm">
            <draw:text-box>
              <text:p text:style-name="P5">0</text:p>
            </draw:text-box>
          </draw:frame>
          <draw:frame draw:style-name="gr15" draw:text-style-name="P5" draw:layer="layout" svg:width="0.578cm" svg:height="0.408cm" svg:x="1.05cm" svg:y="0.126cm">
            <draw:text-box>
              <text:p text:style-name="P5">3</text:p>
            </draw:text-box>
          </draw:frame>
          <draw:frame draw:style-name="gr15" draw:text-style-name="P5" draw:layer="layout" svg:width="0.578cm" svg:height="0.408cm" svg:x="0.81cm" svg:y="0.136cm">
            <draw:text-box>
              <text:p text:style-name="P5">2</text:p>
            </draw:text-box>
          </draw:frame>
          <draw:frame draw:style-name="gr15" draw:text-style-name="P5" draw:layer="layout" svg:width="0.578cm" svg:height="0.408cm" svg:x="1.546cm" svg:y="0.123cm">
            <draw:text-box>
              <text:p text:style-name="P5">5</text:p>
            </draw:text-box>
          </draw:frame>
          <draw:frame draw:style-name="gr15" draw:text-style-name="P5" draw:layer="layout" svg:width="0.578cm" svg:height="0.408cm" svg:x="1.291cm" svg:y="0.133cm">
            <draw:text-box>
              <text:p text:style-name="P5">4</text:p>
            </draw:text-box>
          </draw:frame>
          <draw:frame draw:style-name="gr15" draw:text-style-name="P5" draw:layer="layout" svg:width="0.578cm" svg:height="0.408cm" svg:x="2.028cm" svg:y="0.127cm">
            <draw:text-box>
              <text:p text:style-name="P5">7</text:p>
            </draw:text-box>
          </draw:frame>
          <draw:frame draw:style-name="gr15" draw:text-style-name="P5" draw:layer="layout" svg:width="0.578cm" svg:height="0.408cm" svg:x="1.78cm" svg:y="0.129cm">
            <draw:text-box>
              <text:p text:style-name="P5">6</text:p>
            </draw:text-box>
          </draw:frame>
          <draw:frame draw:style-name="gr15" draw:text-style-name="P5" draw:layer="layout" svg:width="0.578cm" svg:height="0.408cm" svg:x="2.517cm" svg:y="0.123cm">
            <draw:text-box>
              <text:p text:style-name="P5">9</text:p>
            </draw:text-box>
          </draw:frame>
          <draw:frame draw:style-name="gr15" draw:text-style-name="P5" draw:layer="layout" svg:width="0.578cm" svg:height="0.408cm" svg:x="2.27cm" svg:y="0.125cm">
            <draw:text-box>
              <text:p text:style-name="P5">8</text:p>
            </draw:text-box>
          </draw:frame>
          <draw:frame draw:style-name="gr15" draw:text-style-name="P5" draw:layer="layout" svg:width="0.654cm" svg:height="0.408cm" svg:x="2.973cm" svg:y="0.135cm">
            <draw:text-box>
              <text:p text:style-name="P5">11</text:p>
            </draw:text-box>
          </draw:frame>
          <draw:frame draw:style-name="gr15" draw:text-style-name="P5" draw:layer="layout" svg:width="0.654cm" svg:height="0.408cm" svg:x="2.701cm" svg:y="0.137cm">
            <draw:text-box>
              <text:p text:style-name="P5">10</text:p>
            </draw:text-box>
          </draw:frame>
          <draw:frame draw:style-name="gr15" draw:text-style-name="P5" draw:layer="layout" svg:width="0.654cm" svg:height="0.408cm" svg:x="3.448cm" svg:y="0.132cm">
            <draw:text-box>
              <text:p text:style-name="P5">13</text:p>
            </draw:text-box>
          </draw:frame>
          <draw:frame draw:style-name="gr15" draw:text-style-name="P5" draw:layer="layout" svg:width="0.654cm" svg:height="0.408cm" svg:x="3.203cm" svg:y="0.134cm">
            <draw:text-box>
              <text:p text:style-name="P5">12</text:p>
            </draw:text-box>
          </draw:frame>
          <draw:frame draw:style-name="gr15" draw:text-style-name="P5" draw:layer="layout" svg:width="0.654cm" svg:height="0.408cm" svg:x="3.933cm" svg:y="0.135cm">
            <draw:text-box>
              <text:p text:style-name="P5">15</text:p>
            </draw:text-box>
          </draw:frame>
          <draw:frame draw:style-name="gr15" draw:text-style-name="P5" draw:layer="layout" svg:width="0.654cm" svg:height="0.408cm" svg:x="3.702cm" svg:y="0.137cm">
            <draw:text-box>
              <text:p text:style-name="P5">14</text:p>
            </draw:text-box>
          </draw:frame>
          <draw:frame draw:style-name="gr15" draw:text-style-name="P5" draw:layer="layout" svg:width="0.654cm" svg:height="0.408cm" svg:x="4.43cm" svg:y="0.138cm">
            <draw:text-box>
              <text:p text:style-name="P5">17</text:p>
            </draw:text-box>
          </draw:frame>
          <draw:frame draw:style-name="gr15" draw:text-style-name="P5" draw:layer="layout" svg:width="0.654cm" svg:height="0.408cm" svg:x="4.182cm" svg:y="0.139cm">
            <draw:text-box>
              <text:p text:style-name="P5">16</text:p>
            </draw:text-box>
          </draw:frame>
          <draw:frame draw:style-name="gr15" draw:text-style-name="P5" draw:layer="layout" svg:width="0.654cm" svg:height="0.408cm" svg:x="4.921cm" svg:y="0.142cm">
            <draw:text-box>
              <text:p text:style-name="P5">19</text:p>
            </draw:text-box>
          </draw:frame>
          <draw:frame draw:style-name="gr15" draw:text-style-name="P5" draw:layer="layout" svg:width="0.654cm" svg:height="0.408cm" svg:x="4.68cm" svg:y="0.144cm">
            <draw:text-box>
              <text:p text:style-name="P5">18</text:p>
            </draw:text-box>
          </draw:frame>
          <draw:frame draw:style-name="gr15" draw:text-style-name="P5" draw:layer="layout" svg:width="0.654cm" svg:height="0.408cm" svg:x="5.154cm" svg:y="0.133cm">
            <draw:text-box>
              <text:p text:style-name="P5">20</text:p>
            </draw:text-box>
          </draw:frame>
        </draw:g>
        <draw:g>
          <draw:frame draw:style-name="gr15" draw:text-style-name="P5" draw:layer="layout" svg:width="0.578cm" svg:height="0.408cm" svg:x="0.57cm" svg:y="5.638cm">
            <draw:text-box>
              <text:p text:style-name="P5">1</text:p>
            </draw:text-box>
          </draw:frame>
          <draw:frame draw:style-name="gr15" draw:text-style-name="P5" draw:layer="layout" svg:width="0.578cm" svg:height="0.408cm" svg:x="0.338cm" svg:y="5.64cm">
            <draw:text-box>
              <text:p text:style-name="P5">0</text:p>
            </draw:text-box>
          </draw:frame>
          <draw:frame draw:style-name="gr15" draw:text-style-name="P5" draw:layer="layout" svg:width="0.578cm" svg:height="0.408cm" svg:x="1.067cm" svg:y="5.627cm">
            <draw:text-box>
              <text:p text:style-name="P5">3</text:p>
            </draw:text-box>
          </draw:frame>
          <draw:frame draw:style-name="gr15" draw:text-style-name="P5" draw:layer="layout" svg:width="0.578cm" svg:height="0.408cm" svg:x="0.827cm" svg:y="5.637cm">
            <draw:text-box>
              <text:p text:style-name="P5">2</text:p>
            </draw:text-box>
          </draw:frame>
          <draw:frame draw:style-name="gr15" draw:text-style-name="P5" draw:layer="layout" svg:width="0.578cm" svg:height="0.408cm" svg:x="1.563cm" svg:y="5.624cm">
            <draw:text-box>
              <text:p text:style-name="P5">5</text:p>
            </draw:text-box>
          </draw:frame>
          <draw:frame draw:style-name="gr15" draw:text-style-name="P5" draw:layer="layout" svg:width="0.578cm" svg:height="0.408cm" svg:x="1.308cm" svg:y="5.634cm">
            <draw:text-box>
              <text:p text:style-name="P5">4</text:p>
            </draw:text-box>
          </draw:frame>
          <draw:frame draw:style-name="gr15" draw:text-style-name="P5" draw:layer="layout" svg:width="0.578cm" svg:height="0.408cm" svg:x="2.045cm" svg:y="5.628cm">
            <draw:text-box>
              <text:p text:style-name="P5">7</text:p>
            </draw:text-box>
          </draw:frame>
          <draw:frame draw:style-name="gr15" draw:text-style-name="P5" draw:layer="layout" svg:width="0.578cm" svg:height="0.408cm" svg:x="1.797cm" svg:y="5.63cm">
            <draw:text-box>
              <text:p text:style-name="P5">6</text:p>
            </draw:text-box>
          </draw:frame>
          <draw:frame draw:style-name="gr15" draw:text-style-name="P5" draw:layer="layout" svg:width="0.578cm" svg:height="0.408cm" svg:x="2.534cm" svg:y="5.624cm">
            <draw:text-box>
              <text:p text:style-name="P5">9</text:p>
            </draw:text-box>
          </draw:frame>
          <draw:frame draw:style-name="gr15" draw:text-style-name="P5" draw:layer="layout" svg:width="0.578cm" svg:height="0.408cm" svg:x="2.287cm" svg:y="5.626cm">
            <draw:text-box>
              <text:p text:style-name="P5">8</text:p>
            </draw:text-box>
          </draw:frame>
          <draw:frame draw:style-name="gr15" draw:text-style-name="P5" draw:layer="layout" svg:width="0.654cm" svg:height="0.408cm" svg:x="3.462cm" svg:y="5.628cm">
            <draw:text-box>
              <text:p text:style-name="P5">11</text:p>
            </draw:text-box>
          </draw:frame>
          <draw:frame draw:style-name="gr15" draw:text-style-name="P5" draw:layer="layout" svg:width="0.654cm" svg:height="0.408cm" svg:x="2.718cm" svg:y="5.63cm">
            <draw:text-box>
              <text:p text:style-name="P5">10</text:p>
            </draw:text-box>
          </draw:frame>
          <draw:frame draw:style-name="gr15" draw:text-style-name="P5" draw:layer="layout" svg:width="0.654cm" svg:height="0.408cm" svg:x="3.937cm" svg:y="5.625cm">
            <draw:text-box>
              <text:p text:style-name="P5">13</text:p>
            </draw:text-box>
          </draw:frame>
          <draw:frame draw:style-name="gr15" draw:text-style-name="P5" draw:layer="layout" svg:width="0.654cm" svg:height="0.408cm" svg:x="3.692cm" svg:y="5.627cm">
            <draw:text-box>
              <text:p text:style-name="P5">12</text:p>
            </draw:text-box>
          </draw:frame>
          <draw:frame draw:style-name="gr15" draw:text-style-name="P5" draw:layer="layout" svg:width="0.654cm" svg:height="0.408cm" svg:x="4.422cm" svg:y="5.628cm">
            <draw:text-box>
              <text:p text:style-name="P5">15</text:p>
            </draw:text-box>
          </draw:frame>
          <draw:frame draw:style-name="gr15" draw:text-style-name="P5" draw:layer="layout" svg:width="0.654cm" svg:height="0.408cm" svg:x="4.191cm" svg:y="5.63cm">
            <draw:text-box>
              <text:p text:style-name="P5">14</text:p>
            </draw:text-box>
          </draw:frame>
          <draw:frame draw:style-name="gr15" draw:text-style-name="P5" draw:layer="layout" svg:width="0.654cm" svg:height="0.408cm" svg:x="4.919cm" svg:y="5.631cm">
            <draw:text-box>
              <text:p text:style-name="P5">17</text:p>
            </draw:text-box>
          </draw:frame>
          <draw:frame draw:style-name="gr15" draw:text-style-name="P5" draw:layer="layout" svg:width="0.654cm" svg:height="0.408cm" svg:x="4.671cm" svg:y="5.632cm">
            <draw:text-box>
              <text:p text:style-name="P5">16</text:p>
            </draw:text-box>
          </draw:frame>
          <draw:frame draw:style-name="gr15" draw:text-style-name="P5" draw:layer="layout" svg:width="0.654cm" svg:height="0.408cm" svg:x="5.41cm" svg:y="5.635cm">
            <draw:text-box>
              <text:p text:style-name="P5">19</text:p>
            </draw:text-box>
          </draw:frame>
          <draw:frame draw:style-name="gr15" draw:text-style-name="P5" draw:layer="layout" svg:width="0.654cm" svg:height="0.408cm" svg:x="5.169cm" svg:y="5.637cm">
            <draw:text-box>
              <text:p text:style-name="P5">18</text:p>
            </draw:text-box>
          </draw:frame>
          <draw:frame draw:style-name="gr15" draw:text-style-name="P5" draw:layer="layout" svg:width="0.654cm" svg:height="0.408cm" svg:x="5.643cm" svg:y="5.626cm">
            <draw:text-box>
              <text:p text:style-name="P5">20</text:p>
            </draw:text-box>
          </draw:frame>
          <draw:frame draw:style-name="gr15" draw:text-style-name="P5" draw:layer="layout" svg:width="0.654cm" svg:height="0.408cm" svg:x="3.21cm" svg:y="5.63cm">
            <draw:text-box>
              <text:p text:style-name="P5">10</text:p>
            </draw:text-box>
          </draw:frame>
        </draw:g>
        <draw:g>
          <draw:frame draw:style-name="gr15" draw:text-style-name="P5" draw:layer="layout" svg:width="0.578cm" svg:height="0.408cm" svg:x="0.571cm" svg:y="11.978cm">
            <draw:text-box>
              <text:p text:style-name="P5">1</text:p>
            </draw:text-box>
          </draw:frame>
          <draw:frame draw:style-name="gr15" draw:text-style-name="P5" draw:layer="layout" svg:width="0.578cm" svg:height="0.408cm" svg:x="0.339cm" svg:y="11.98cm">
            <draw:text-box>
              <text:p text:style-name="P5">0</text:p>
            </draw:text-box>
          </draw:frame>
          <draw:frame draw:style-name="gr15" draw:text-style-name="P5" draw:layer="layout" svg:width="0.578cm" svg:height="0.408cm" svg:x="1.068cm" svg:y="11.967cm">
            <draw:text-box>
              <text:p text:style-name="P5">3</text:p>
            </draw:text-box>
          </draw:frame>
          <draw:frame draw:style-name="gr15" draw:text-style-name="P5" draw:layer="layout" svg:width="0.578cm" svg:height="0.408cm" svg:x="0.828cm" svg:y="11.977cm">
            <draw:text-box>
              <text:p text:style-name="P5">2</text:p>
            </draw:text-box>
          </draw:frame>
          <draw:frame draw:style-name="gr15" draw:text-style-name="P5" draw:layer="layout" svg:width="0.578cm" svg:height="0.408cm" svg:x="1.564cm" svg:y="11.964cm">
            <draw:text-box>
              <text:p text:style-name="P5">5</text:p>
            </draw:text-box>
          </draw:frame>
          <draw:frame draw:style-name="gr15" draw:text-style-name="P5" draw:layer="layout" svg:width="0.578cm" svg:height="0.408cm" svg:x="1.309cm" svg:y="11.974cm">
            <draw:text-box>
              <text:p text:style-name="P5">4</text:p>
            </draw:text-box>
          </draw:frame>
          <draw:frame draw:style-name="gr15" draw:text-style-name="P5" draw:layer="layout" svg:width="0.578cm" svg:height="0.408cm" svg:x="2.046cm" svg:y="11.968cm">
            <draw:text-box>
              <text:p text:style-name="P5">7</text:p>
            </draw:text-box>
          </draw:frame>
          <draw:frame draw:style-name="gr15" draw:text-style-name="P5" draw:layer="layout" svg:width="0.578cm" svg:height="0.408cm" svg:x="1.798cm" svg:y="11.97cm">
            <draw:text-box>
              <text:p text:style-name="P5">6</text:p>
            </draw:text-box>
          </draw:frame>
          <draw:frame draw:style-name="gr15" draw:text-style-name="P5" draw:layer="layout" svg:width="0.578cm" svg:height="0.408cm" svg:x="2.535cm" svg:y="11.964cm">
            <draw:text-box>
              <text:p text:style-name="P5">9</text:p>
            </draw:text-box>
          </draw:frame>
          <draw:frame draw:style-name="gr15" draw:text-style-name="P5" draw:layer="layout" svg:width="0.578cm" svg:height="0.408cm" svg:x="2.288cm" svg:y="11.966cm">
            <draw:text-box>
              <text:p text:style-name="P5">8</text:p>
            </draw:text-box>
          </draw:frame>
          <draw:frame draw:style-name="gr15" draw:text-style-name="P5" draw:layer="layout" svg:width="0.654cm" svg:height="0.408cm" svg:x="3.463cm" svg:y="11.968cm">
            <draw:text-box>
              <text:p text:style-name="P5">11</text:p>
            </draw:text-box>
          </draw:frame>
          <draw:frame draw:style-name="gr15" draw:text-style-name="P5" draw:layer="layout" svg:width="0.654cm" svg:height="0.408cm" svg:x="2.719cm" svg:y="11.97cm">
            <draw:text-box>
              <text:p text:style-name="P5">10</text:p>
            </draw:text-box>
          </draw:frame>
          <draw:frame draw:style-name="gr15" draw:text-style-name="P5" draw:layer="layout" svg:width="0.654cm" svg:height="0.408cm" svg:x="3.938cm" svg:y="11.965cm">
            <draw:text-box>
              <text:p text:style-name="P5">13</text:p>
            </draw:text-box>
          </draw:frame>
          <draw:frame draw:style-name="gr15" draw:text-style-name="P5" draw:layer="layout" svg:width="0.654cm" svg:height="0.408cm" svg:x="3.693cm" svg:y="11.967cm">
            <draw:text-box>
              <text:p text:style-name="P5">12</text:p>
            </draw:text-box>
          </draw:frame>
          <draw:frame draw:style-name="gr15" draw:text-style-name="P5" draw:layer="layout" svg:width="0.654cm" svg:height="0.408cm" svg:x="4.423cm" svg:y="11.968cm">
            <draw:text-box>
              <text:p text:style-name="P5">15</text:p>
            </draw:text-box>
          </draw:frame>
          <draw:frame draw:style-name="gr15" draw:text-style-name="P5" draw:layer="layout" svg:width="0.654cm" svg:height="0.408cm" svg:x="4.192cm" svg:y="11.97cm">
            <draw:text-box>
              <text:p text:style-name="P5">14</text:p>
            </draw:text-box>
          </draw:frame>
          <draw:frame draw:style-name="gr15" draw:text-style-name="P5" draw:layer="layout" svg:width="0.654cm" svg:height="0.408cm" svg:x="4.92cm" svg:y="11.971cm">
            <draw:text-box>
              <text:p text:style-name="P5">17</text:p>
            </draw:text-box>
          </draw:frame>
          <draw:frame draw:style-name="gr15" draw:text-style-name="P5" draw:layer="layout" svg:width="0.654cm" svg:height="0.408cm" svg:x="4.672cm" svg:y="11.972cm">
            <draw:text-box>
              <text:p text:style-name="P5">16</text:p>
            </draw:text-box>
          </draw:frame>
          <draw:frame draw:style-name="gr15" draw:text-style-name="P5" draw:layer="layout" svg:width="0.654cm" svg:height="0.408cm" svg:x="5.411cm" svg:y="11.975cm">
            <draw:text-box>
              <text:p text:style-name="P5">19</text:p>
            </draw:text-box>
          </draw:frame>
          <draw:frame draw:style-name="gr15" draw:text-style-name="P5" draw:layer="layout" svg:width="0.654cm" svg:height="0.408cm" svg:x="5.17cm" svg:y="11.977cm">
            <draw:text-box>
              <text:p text:style-name="P5">18</text:p>
            </draw:text-box>
          </draw:frame>
          <draw:frame draw:style-name="gr15" draw:text-style-name="P5" draw:layer="layout" svg:width="0.654cm" svg:height="0.408cm" svg:x="5.644cm" svg:y="11.966cm">
            <draw:text-box>
              <text:p text:style-name="P5">20</text:p>
            </draw:text-box>
          </draw:frame>
          <draw:frame draw:style-name="gr15" draw:text-style-name="P5" draw:layer="layout" svg:width="0.654cm" svg:height="0.408cm" svg:x="3.211cm" svg:y="11.97cm">
            <draw:text-box>
              <text:p text:style-name="P5">10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Line_20_Style_20_9" draw:display-name="Line Style 9" draw:style="rect" draw:dots1="1" draw:dots1-length="197%" draw:distance="12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it" fo:country="IT" style:font-family-asian="'Noto Sans Thin'" style:font-family-generic-asian="system" style:font-pitch-asian="variable" style:font-size-asian="24pt" style:language-asian="zh" style:country-asian="CN" style:font-family-complex="'Noto Sans Thin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Noto Sans CJK SC Thin'" style:font-family-generic-asian="system" style:font-pitch-asian="variable" style:font-size-asian="18pt" style:font-style-asian="normal" style:font-weight-asian="normal" style:font-family-complex="'Noto Sans Thin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3-12-31T00:26:57</meta:creation-date>
    <dc:date>2024-01-29T00:07:09</dc:date>
    <meta:editing-duration>P9DT16H56M39S</meta:editing-duration>
    <meta:editing-cycles>58</meta:editing-cycles>
    <meta:generator>OpenOffice/4.1.14$Unix OpenOffice.org_project/4114m1$Build-9811</meta:generator>
    <meta:document-statistic meta:object-count="364"/>
  </office:meta>
</office:document-meta>
</file>